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fc1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3d0c" officeooo:paragraph-rsid="00143d0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43d0c" officeooo:paragraph-rsid="003315f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3d0c" officeooo:paragraph-rsid="00143d0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43d0c" officeooo:paragraph-rsid="003315f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43d0c" officeooo:paragraph-rsid="0034a57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43d0c" officeooo:paragraph-rsid="0035dc41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43d0c" officeooo:paragraph-rsid="003782c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43d0c" officeooo:paragraph-rsid="00387d7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43d0c" officeooo:paragraph-rsid="00391fe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43d0c" officeooo:paragraph-rsid="00393e8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43d0c" officeooo:paragraph-rsid="003aa0cc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912e9" officeooo:paragraph-rsid="001912e9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912e9" officeooo:paragraph-rsid="001912e9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1c8d1a" officeooo:paragraph-rsid="001c8d1a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c8d1a" officeooo:paragraph-rsid="00242c8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c8d1a" officeooo:paragraph-rsid="0028895b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c8d1a" officeooo:paragraph-rsid="0028f64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c8d1a" officeooo:paragraph-rsid="002a80a7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c8d1a" officeooo:paragraph-rsid="002ab04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c8d1a" officeooo:paragraph-rsid="002e3aa8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1c8d1a" officeooo:paragraph-rsid="00320497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1e7c5f" officeooo:paragraph-rsid="001e7c5f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1e7c5f" officeooo:paragraph-rsid="0026df34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1e7c5f" officeooo:paragraph-rsid="0028895b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1e7c5f" officeooo:paragraph-rsid="0028f64d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1e7c5f" officeooo:paragraph-rsid="002a80a7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1e7c5f" officeooo:paragraph-rsid="002ab046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1e7c5f" officeooo:paragraph-rsid="002e3aa8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1e7c5f" officeooo:paragraph-rsid="00320497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211efc" officeooo:paragraph-rsid="00242c8c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211efc" officeooo:paragraph-rsid="0028895b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211efc" officeooo:paragraph-rsid="002a4084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rsid="00211efc" officeooo:paragraph-rsid="002a80a7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rsid="00211efc" officeooo:paragraph-rsid="002ab046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211efc" officeooo:paragraph-rsid="002e3aa8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211efc" officeooo:paragraph-rsid="00320497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51130" officeooo:paragraph-rsid="0015fc1b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901ed" officeooo:paragraph-rsid="001901e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901ed" officeooo:paragraph-rsid="00242c8c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901ed" officeooo:paragraph-rsid="0028895b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901ed" officeooo:paragraph-rsid="0028f64d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901ed" officeooo:paragraph-rsid="002a80a7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1901ed" officeooo:paragraph-rsid="002ab046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1901ed" officeooo:paragraph-rsid="002e3aa8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1901ed" officeooo:paragraph-rsid="00320497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1912e9" officeooo:paragraph-rsid="001912e9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1912e9" officeooo:paragraph-rsid="00242c8c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1912e9" officeooo:paragraph-rsid="0028895b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1912e9" officeooo:paragraph-rsid="0028f64d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1912e9" officeooo:paragraph-rsid="002a80a7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1912e9" officeooo:paragraph-rsid="002ab046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1912e9" officeooo:paragraph-rsid="002e3aa8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1912e9" officeooo:paragraph-rsid="00320497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1c8d1a" officeooo:paragraph-rsid="001c8d1a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211efc" officeooo:paragraph-rsid="00211efc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1e7c5f" officeooo:paragraph-rsid="002e3aa8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1e7c5f" officeooo:paragraph-rsid="00320497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25de85" officeooo:paragraph-rsid="0025de85" style:font-weight-asian="normal" style:font-weight-complex="normal"/>
    </style:style>
    <style:style style:name="P60" style:family="paragraph" style:parent-style-name="Standard">
      <style:paragraph-properties fo:text-align="justify" style:justify-single-word="false" fo:break-before="page"/>
      <style:text-properties fo:font-weight="normal" officeooo:rsid="001901ed" officeooo:paragraph-rsid="001901ed" style:font-weight-asian="normal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weight="bold" officeooo:rsid="003315f8" officeooo:paragraph-rsid="003315f8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weight="bold" officeooo:rsid="003315f8" officeooo:paragraph-rsid="003315f8" style:font-weight-asian="bold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weight="bold" officeooo:rsid="00393e8f" officeooo:paragraph-rsid="00393e8f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weight="bold" officeooo:rsid="00393e8f" officeooo:paragraph-rsid="003315f8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3c9c04" officeooo:paragraph-rsid="003aa0cc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3c9c04" officeooo:paragraph-rsid="003e1636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3c9c04" officeooo:paragraph-rsid="003e94b6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weight="bold" officeooo:rsid="003c9c04" officeooo:paragraph-rsid="003f60f2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weight="bold" officeooo:rsid="003c9c04" officeooo:paragraph-rsid="003fd0dc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3c9c04" officeooo:paragraph-rsid="00404daa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weight="bold" officeooo:rsid="003c9c04" officeooo:paragraph-rsid="0040eb3d" style:font-weight-asian="bold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weight="bold" officeooo:rsid="003c9c04" officeooo:paragraph-rsid="00404daa" style:font-weight-asian="bold" style:font-weight-complex="bold"/>
    </style:style>
    <style:style style:name="P73" style:family="paragraph" style:parent-style-name="Standard" style:list-style-name="L2">
      <style:paragraph-properties fo:text-align="justify" style:justify-single-word="false"/>
      <style:text-properties fo:font-weight="bold" officeooo:rsid="001912e9" officeooo:paragraph-rsid="001912e9" style:font-weight-asian="bold" style:font-weight-complex="bold"/>
    </style:style>
    <style:style style:name="P74" style:family="paragraph" style:parent-style-name="Standard" style:list-style-name="L3">
      <style:paragraph-properties fo:text-align="justify" style:justify-single-word="false"/>
      <style:text-properties fo:font-weight="bold" officeooo:rsid="001912e9" officeooo:paragraph-rsid="001912e9" style:font-weight-asian="bold" style:font-weight-complex="bold"/>
    </style:style>
    <style:style style:name="P75" style:family="paragraph" style:parent-style-name="Standard" style:list-style-name="L4">
      <style:paragraph-properties fo:text-align="justify" style:justify-single-word="false"/>
      <style:text-properties fo:font-weight="bold" officeooo:rsid="001912e9" officeooo:paragraph-rsid="001912e9" style:font-weight-asian="bold" style:font-weight-complex="bold"/>
    </style:style>
    <style:style style:name="P76" style:family="paragraph" style:parent-style-name="Standard" style:list-style-name="L12">
      <style:paragraph-properties fo:text-align="justify" style:justify-single-word="false"/>
      <style:text-properties fo:font-weight="bold" officeooo:rsid="001912e9" officeooo:paragraph-rsid="00242c8c" style:font-weight-asian="bold" style:font-weight-complex="bold"/>
    </style:style>
    <style:style style:name="P77" style:family="paragraph" style:parent-style-name="Standard" style:list-style-name="L19">
      <style:paragraph-properties fo:text-align="justify" style:justify-single-word="false"/>
      <style:text-properties fo:font-weight="bold" officeooo:rsid="001912e9" officeooo:paragraph-rsid="0028895b" style:font-weight-asian="bold" style:font-weight-complex="bold"/>
    </style:style>
    <style:style style:name="P78" style:family="paragraph" style:parent-style-name="Standard" style:list-style-name="L27">
      <style:paragraph-properties fo:text-align="justify" style:justify-single-word="false"/>
      <style:text-properties fo:font-weight="bold" officeooo:rsid="001912e9" officeooo:paragraph-rsid="0028f64d" style:font-weight-asian="bold" style:font-weight-complex="bold"/>
    </style:style>
    <style:style style:name="P79" style:family="paragraph" style:parent-style-name="Standard" style:list-style-name="L35">
      <style:paragraph-properties fo:text-align="justify" style:justify-single-word="false"/>
      <style:text-properties fo:font-weight="bold" officeooo:rsid="001912e9" officeooo:paragraph-rsid="0028f64d" style:font-weight-asian="bold" style:font-weight-complex="bold"/>
    </style:style>
    <style:style style:name="P80" style:family="paragraph" style:parent-style-name="Standard" style:list-style-name="L43">
      <style:paragraph-properties fo:text-align="justify" style:justify-single-word="false"/>
      <style:text-properties fo:font-weight="bold" officeooo:rsid="001912e9" officeooo:paragraph-rsid="002a80a7" style:font-weight-asian="bold" style:font-weight-complex="bold"/>
    </style:style>
    <style:style style:name="P81" style:family="paragraph" style:parent-style-name="Standard" style:list-style-name="L51">
      <style:paragraph-properties fo:text-align="justify" style:justify-single-word="false"/>
      <style:text-properties fo:font-weight="bold" officeooo:rsid="001912e9" officeooo:paragraph-rsid="002ab046" style:font-weight-asian="bold" style:font-weight-complex="bold"/>
    </style:style>
    <style:style style:name="P82" style:family="paragraph" style:parent-style-name="Standard" style:list-style-name="L59">
      <style:paragraph-properties fo:text-align="justify" style:justify-single-word="false"/>
      <style:text-properties fo:font-weight="bold" officeooo:rsid="001912e9" officeooo:paragraph-rsid="002e3aa8" style:font-weight-asian="bold" style:font-weight-complex="bold"/>
    </style:style>
    <style:style style:name="P83" style:family="paragraph" style:parent-style-name="Standard" style:list-style-name="L67">
      <style:paragraph-properties fo:text-align="justify" style:justify-single-word="false"/>
      <style:text-properties fo:font-weight="bold" officeooo:rsid="001912e9" officeooo:paragraph-rsid="002ab046" style:font-weight-asian="bold" style:font-weight-complex="bold"/>
    </style:style>
    <style:style style:name="P84" style:family="paragraph" style:parent-style-name="Standard" style:list-style-name="L74">
      <style:paragraph-properties fo:text-align="justify" style:justify-single-word="false"/>
      <style:text-properties fo:font-weight="bold" officeooo:rsid="001912e9" officeooo:paragraph-rsid="00320497" style:font-weight-asian="bold" style:font-weight-complex="bold"/>
    </style:style>
    <style:style style:name="P85" style:family="paragraph" style:parent-style-name="Standard" style:list-style-name="L5">
      <style:paragraph-properties fo:text-align="justify" style:justify-single-word="false"/>
      <style:text-properties fo:font-weight="bold" officeooo:paragraph-rsid="001a7674" style:font-weight-asian="bold" style:font-weight-complex="bold"/>
    </style:style>
    <style:style style:name="P86" style:family="paragraph" style:parent-style-name="Standard" style:list-style-name="L13">
      <style:paragraph-properties fo:text-align="justify" style:justify-single-word="false"/>
      <style:text-properties fo:font-weight="bold" officeooo:paragraph-rsid="00242c8c" style:font-weight-asian="bold" style:font-weight-complex="bold"/>
    </style:style>
    <style:style style:name="P87" style:family="paragraph" style:parent-style-name="Standard" style:list-style-name="L6">
      <style:paragraph-properties fo:text-align="justify" style:justify-single-word="false"/>
      <style:text-properties fo:font-weight="bold" officeooo:rsid="001c8d1a" officeooo:paragraph-rsid="001c8d1a" style:font-weight-asian="bold" style:font-weight-complex="bold"/>
    </style:style>
    <style:style style:name="P88" style:family="paragraph" style:parent-style-name="Standard" style:list-style-name="L8">
      <style:paragraph-properties fo:text-align="justify" style:justify-single-word="false"/>
      <style:text-properties fo:font-weight="bold" officeooo:rsid="001c8d1a" officeooo:paragraph-rsid="001c8d1a" style:font-weight-asian="bold" style:font-weight-complex="bold"/>
    </style:style>
    <style:style style:name="P89" style:family="paragraph" style:parent-style-name="Standard" style:list-style-name="L14">
      <style:paragraph-properties fo:text-align="justify" style:justify-single-word="false"/>
      <style:text-properties fo:font-weight="bold" officeooo:rsid="001c8d1a" officeooo:paragraph-rsid="00242c8c" style:font-weight-asian="bold" style:font-weight-complex="bold"/>
    </style:style>
    <style:style style:name="P90" style:family="paragraph" style:parent-style-name="Standard" style:list-style-name="L16">
      <style:paragraph-properties fo:text-align="justify" style:justify-single-word="false"/>
      <style:text-properties fo:font-weight="bold" officeooo:rsid="001c8d1a" officeooo:paragraph-rsid="00242c8c" style:font-weight-asian="bold" style:font-weight-complex="bold"/>
    </style:style>
    <style:style style:name="P91" style:family="paragraph" style:parent-style-name="Standard" style:list-style-name="L21">
      <style:paragraph-properties fo:text-align="justify" style:justify-single-word="false"/>
      <style:text-properties fo:font-weight="bold" officeooo:rsid="001c8d1a" officeooo:paragraph-rsid="0028895b" style:font-weight-asian="bold" style:font-weight-complex="bold"/>
    </style:style>
    <style:style style:name="P92" style:family="paragraph" style:parent-style-name="Standard" style:list-style-name="L23">
      <style:paragraph-properties fo:text-align="justify" style:justify-single-word="false"/>
      <style:text-properties fo:font-weight="bold" officeooo:rsid="001c8d1a" officeooo:paragraph-rsid="0028895b" style:font-weight-asian="bold" style:font-weight-complex="bold"/>
    </style:style>
    <style:style style:name="P93" style:family="paragraph" style:parent-style-name="Standard" style:list-style-name="L29">
      <style:paragraph-properties fo:text-align="justify" style:justify-single-word="false"/>
      <style:text-properties fo:font-weight="bold" officeooo:rsid="001c8d1a" officeooo:paragraph-rsid="0028f64d" style:font-weight-asian="bold" style:font-weight-complex="bold"/>
    </style:style>
    <style:style style:name="P94" style:family="paragraph" style:parent-style-name="Standard" style:list-style-name="L31">
      <style:paragraph-properties fo:text-align="justify" style:justify-single-word="false"/>
      <style:text-properties fo:font-weight="bold" officeooo:rsid="001c8d1a" officeooo:paragraph-rsid="0028f64d" style:font-weight-asian="bold" style:font-weight-complex="bold"/>
    </style:style>
    <style:style style:name="P95" style:family="paragraph" style:parent-style-name="Standard" style:list-style-name="L37">
      <style:paragraph-properties fo:text-align="justify" style:justify-single-word="false"/>
      <style:text-properties fo:font-weight="bold" officeooo:rsid="001c8d1a" officeooo:paragraph-rsid="0028f64d" style:font-weight-asian="bold" style:font-weight-complex="bold"/>
    </style:style>
    <style:style style:name="P96" style:family="paragraph" style:parent-style-name="Standard" style:list-style-name="L39">
      <style:paragraph-properties fo:text-align="justify" style:justify-single-word="false"/>
      <style:text-properties fo:font-weight="bold" officeooo:rsid="001c8d1a" officeooo:paragraph-rsid="0028f64d" style:font-weight-asian="bold" style:font-weight-complex="bold"/>
    </style:style>
    <style:style style:name="P97" style:family="paragraph" style:parent-style-name="Standard" style:list-style-name="L45">
      <style:paragraph-properties fo:text-align="justify" style:justify-single-word="false"/>
      <style:text-properties fo:font-weight="bold" officeooo:rsid="001c8d1a" officeooo:paragraph-rsid="002a80a7" style:font-weight-asian="bold" style:font-weight-complex="bold"/>
    </style:style>
    <style:style style:name="P98" style:family="paragraph" style:parent-style-name="Standard" style:list-style-name="L47">
      <style:paragraph-properties fo:text-align="justify" style:justify-single-word="false"/>
      <style:text-properties fo:font-weight="bold" officeooo:rsid="001c8d1a" officeooo:paragraph-rsid="002a80a7" style:font-weight-asian="bold" style:font-weight-complex="bold"/>
    </style:style>
    <style:style style:name="P99" style:family="paragraph" style:parent-style-name="Standard" style:list-style-name="L53">
      <style:paragraph-properties fo:text-align="justify" style:justify-single-word="false"/>
      <style:text-properties fo:font-weight="bold" officeooo:rsid="001c8d1a" officeooo:paragraph-rsid="002ab046" style:font-weight-asian="bold" style:font-weight-complex="bold"/>
    </style:style>
    <style:style style:name="P100" style:family="paragraph" style:parent-style-name="Standard" style:list-style-name="L55">
      <style:paragraph-properties fo:text-align="justify" style:justify-single-word="false"/>
      <style:text-properties fo:font-weight="bold" officeooo:rsid="001c8d1a" officeooo:paragraph-rsid="002ab046" style:font-weight-asian="bold" style:font-weight-complex="bold"/>
    </style:style>
    <style:style style:name="P101" style:family="paragraph" style:parent-style-name="Standard" style:list-style-name="L61">
      <style:paragraph-properties fo:text-align="justify" style:justify-single-word="false"/>
      <style:text-properties fo:font-weight="bold" officeooo:rsid="001c8d1a" officeooo:paragraph-rsid="002e3aa8" style:font-weight-asian="bold" style:font-weight-complex="bold"/>
    </style:style>
    <style:style style:name="P102" style:family="paragraph" style:parent-style-name="Standard" style:list-style-name="L63">
      <style:paragraph-properties fo:text-align="justify" style:justify-single-word="false"/>
      <style:text-properties fo:font-weight="bold" officeooo:rsid="001c8d1a" officeooo:paragraph-rsid="002e3aa8" style:font-weight-asian="bold" style:font-weight-complex="bold"/>
    </style:style>
    <style:style style:name="P103" style:family="paragraph" style:parent-style-name="Standard" style:list-style-name="L69">
      <style:paragraph-properties fo:text-align="justify" style:justify-single-word="false"/>
      <style:text-properties fo:font-weight="bold" officeooo:rsid="001c8d1a" officeooo:paragraph-rsid="002ab046" style:font-weight-asian="bold" style:font-weight-complex="bold"/>
    </style:style>
    <style:style style:name="P104" style:family="paragraph" style:parent-style-name="Standard" style:list-style-name="L71">
      <style:paragraph-properties fo:text-align="justify" style:justify-single-word="false"/>
      <style:text-properties fo:font-weight="bold" officeooo:rsid="001c8d1a" officeooo:paragraph-rsid="002ab046" style:font-weight-asian="bold" style:font-weight-complex="bold"/>
    </style:style>
    <style:style style:name="P105" style:family="paragraph" style:parent-style-name="Standard" style:list-style-name="L76">
      <style:paragraph-properties fo:text-align="justify" style:justify-single-word="false"/>
      <style:text-properties fo:font-weight="bold" officeooo:rsid="001c8d1a" officeooo:paragraph-rsid="00320497" style:font-weight-asian="bold" style:font-weight-complex="bold"/>
    </style:style>
    <style:style style:name="P106" style:family="paragraph" style:parent-style-name="Standard" style:list-style-name="L78">
      <style:paragraph-properties fo:text-align="justify" style:justify-single-word="false"/>
      <style:text-properties fo:font-weight="bold" officeooo:rsid="001c8d1a" officeooo:paragraph-rsid="00320497" style:font-weight-asian="bold" style:font-weight-complex="bold"/>
    </style:style>
    <style:style style:name="P107" style:family="paragraph" style:parent-style-name="Standard" style:list-style-name="L10">
      <style:paragraph-properties fo:text-align="justify" style:justify-single-word="false"/>
      <style:text-properties fo:font-weight="bold" officeooo:rsid="001e7c5f" officeooo:paragraph-rsid="001e7c5f" style:font-weight-asian="bold" style:font-weight-complex="bold"/>
    </style:style>
    <style:style style:name="P108" style:family="paragraph" style:parent-style-name="Standard" style:list-style-name="L10">
      <style:paragraph-properties fo:text-align="justify" style:justify-single-word="false"/>
      <style:text-properties fo:font-weight="bold" officeooo:rsid="001e7c5f" officeooo:paragraph-rsid="0026df34" style:font-weight-asian="bold" style:font-weight-complex="bold"/>
    </style:style>
    <style:style style:name="P109" style:family="paragraph" style:parent-style-name="Standard" style:list-style-name="L25">
      <style:paragraph-properties fo:text-align="justify" style:justify-single-word="false"/>
      <style:text-properties fo:font-weight="bold" officeooo:rsid="001e7c5f" officeooo:paragraph-rsid="0028895b" style:font-weight-asian="bold" style:font-weight-complex="bold"/>
    </style:style>
    <style:style style:name="P110" style:family="paragraph" style:parent-style-name="Standard" style:list-style-name="L33">
      <style:paragraph-properties fo:text-align="justify" style:justify-single-word="false"/>
      <style:text-properties fo:font-weight="bold" officeooo:rsid="001e7c5f" officeooo:paragraph-rsid="0028f64d" style:font-weight-asian="bold" style:font-weight-complex="bold"/>
    </style:style>
    <style:style style:name="P111" style:family="paragraph" style:parent-style-name="Standard" style:list-style-name="L41">
      <style:paragraph-properties fo:text-align="justify" style:justify-single-word="false"/>
      <style:text-properties fo:font-weight="bold" officeooo:rsid="001e7c5f" officeooo:paragraph-rsid="0028f64d" style:font-weight-asian="bold" style:font-weight-complex="bold"/>
    </style:style>
    <style:style style:name="P112" style:family="paragraph" style:parent-style-name="Standard" style:list-style-name="L49">
      <style:paragraph-properties fo:text-align="justify" style:justify-single-word="false"/>
      <style:text-properties fo:font-weight="bold" officeooo:rsid="001e7c5f" officeooo:paragraph-rsid="002a80a7" style:font-weight-asian="bold" style:font-weight-complex="bold"/>
    </style:style>
    <style:style style:name="P113" style:family="paragraph" style:parent-style-name="Standard" style:list-style-name="L57">
      <style:paragraph-properties fo:text-align="justify" style:justify-single-word="false"/>
      <style:text-properties fo:font-weight="bold" officeooo:rsid="001e7c5f" officeooo:paragraph-rsid="002ab046" style:font-weight-asian="bold" style:font-weight-complex="bold"/>
    </style:style>
    <style:style style:name="P114" style:family="paragraph" style:parent-style-name="Standard" style:list-style-name="L65">
      <style:paragraph-properties fo:text-align="justify" style:justify-single-word="false"/>
      <style:text-properties fo:font-weight="bold" officeooo:rsid="001e7c5f" officeooo:paragraph-rsid="002e3aa8" style:font-weight-asian="bold" style:font-weight-complex="bold"/>
    </style:style>
    <style:style style:name="P115" style:family="paragraph" style:parent-style-name="Standard" style:list-style-name="L73">
      <style:paragraph-properties fo:text-align="justify" style:justify-single-word="false"/>
      <style:text-properties fo:font-weight="bold" officeooo:rsid="001e7c5f" officeooo:paragraph-rsid="002ab046" style:font-weight-asian="bold" style:font-weight-complex="bold"/>
    </style:style>
    <style:style style:name="P116" style:family="paragraph" style:parent-style-name="Standard" style:list-style-name="L80">
      <style:paragraph-properties fo:text-align="justify" style:justify-single-word="false"/>
      <style:text-properties fo:font-weight="bold" officeooo:rsid="001e7c5f" officeooo:paragraph-rsid="00320497" style:font-weight-asian="bold" style:font-weight-complex="bold"/>
    </style:style>
    <style:style style:name="P117" style:family="paragraph" style:parent-style-name="Standard">
      <style:paragraph-properties fo:text-align="justify" style:justify-single-word="false"/>
      <style:text-properties fo:font-weight="bold" officeooo:rsid="00242c8c" officeooo:paragraph-rsid="00242c8c" style:font-weight-asian="bold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weight="bold" officeooo:rsid="00242c8c" officeooo:paragraph-rsid="002ab046" style:font-weight-asian="bold" style:font-weight-complex="bold"/>
    </style:style>
    <style:style style:name="P119" style:family="paragraph" style:parent-style-name="Standard" style:list-style-name="L20">
      <style:paragraph-properties fo:text-align="justify" style:justify-single-word="false"/>
      <style:text-properties fo:font-weight="bold" officeooo:rsid="001b4221" officeooo:paragraph-rsid="0028895b" style:font-weight-asian="bold" style:font-weight-complex="bold"/>
    </style:style>
    <style:style style:name="P120" style:family="paragraph" style:parent-style-name="Standard" style:list-style-name="L28">
      <style:paragraph-properties fo:text-align="justify" style:justify-single-word="false"/>
      <style:text-properties fo:font-weight="bold" officeooo:rsid="001b4221" officeooo:paragraph-rsid="0028f64d" style:font-weight-asian="bold" style:font-weight-complex="bold"/>
    </style:style>
    <style:style style:name="P121" style:family="paragraph" style:parent-style-name="Standard" style:list-style-name="L36">
      <style:paragraph-properties fo:text-align="justify" style:justify-single-word="false"/>
      <style:text-properties fo:font-weight="bold" officeooo:rsid="001b4221" officeooo:paragraph-rsid="0028f64d" style:font-weight-asian="bold" style:font-weight-complex="bold"/>
    </style:style>
    <style:style style:name="P122" style:family="paragraph" style:parent-style-name="Standard" style:list-style-name="L44">
      <style:paragraph-properties fo:text-align="justify" style:justify-single-word="false"/>
      <style:text-properties fo:font-weight="bold" officeooo:rsid="001b4221" officeooo:paragraph-rsid="002a80a7" style:font-weight-asian="bold" style:font-weight-complex="bold"/>
    </style:style>
    <style:style style:name="P123" style:family="paragraph" style:parent-style-name="Standard" style:list-style-name="L52">
      <style:paragraph-properties fo:text-align="justify" style:justify-single-word="false"/>
      <style:text-properties fo:font-weight="bold" officeooo:rsid="001b4221" officeooo:paragraph-rsid="002ab046" style:font-weight-asian="bold" style:font-weight-complex="bold"/>
    </style:style>
    <style:style style:name="P124" style:family="paragraph" style:parent-style-name="Standard" style:list-style-name="L60">
      <style:paragraph-properties fo:text-align="justify" style:justify-single-word="false"/>
      <style:text-properties fo:font-weight="bold" officeooo:rsid="001b4221" officeooo:paragraph-rsid="002e3aa8" style:font-weight-asian="bold" style:font-weight-complex="bold"/>
    </style:style>
    <style:style style:name="P125" style:family="paragraph" style:parent-style-name="Standard" style:list-style-name="L68">
      <style:paragraph-properties fo:text-align="justify" style:justify-single-word="false"/>
      <style:text-properties fo:font-weight="bold" officeooo:rsid="001b4221" officeooo:paragraph-rsid="002ab046" style:font-weight-asian="bold" style:font-weight-complex="bold"/>
    </style:style>
    <style:style style:name="P126" style:family="paragraph" style:parent-style-name="Standard" style:list-style-name="L75">
      <style:paragraph-properties fo:text-align="justify" style:justify-single-word="false"/>
      <style:text-properties fo:font-weight="bold" officeooo:rsid="001b4221" officeooo:paragraph-rsid="00320497" style:font-weight-asian="bold" style:font-weight-complex="bold"/>
    </style:style>
    <style:style style:name="P127" style:family="paragraph" style:parent-style-name="Standard">
      <style:paragraph-properties fo:text-align="justify" style:justify-single-word="false"/>
      <style:text-properties fo:font-weight="bold" officeooo:rsid="0028895b" officeooo:paragraph-rsid="00445960" style:font-weight-asian="bold" style:font-weight-complex="bold"/>
    </style:style>
    <style:style style:name="P128" style:family="paragraph" style:parent-style-name="Standard">
      <style:paragraph-properties fo:text-align="justify" style:justify-single-word="false"/>
      <style:text-properties fo:font-weight="normal" officeooo:rsid="0035dc41" officeooo:paragraph-rsid="0035dc41" style:font-weight-asian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weight="normal" officeooo:rsid="0033a7fa" officeooo:paragraph-rsid="003315f8" style:font-weight-asian="normal" style:font-weight-complex="normal"/>
    </style:style>
    <style:style style:name="P130" style:family="paragraph" style:parent-style-name="Standard" style:list-style-name="L2">
      <style:paragraph-properties fo:text-align="justify" style:justify-single-word="false"/>
      <style:text-properties fo:font-weight="normal" officeooo:paragraph-rsid="0015fc1b" style:font-weight-asian="normal" style:font-weight-complex="normal"/>
    </style:style>
    <style:style style:name="P131" style:family="paragraph" style:parent-style-name="Standard" style:list-style-name="L2">
      <style:paragraph-properties fo:text-align="justify" style:justify-single-word="false"/>
      <style:text-properties fo:font-weight="normal" officeooo:paragraph-rsid="00220646" style:font-weight-asian="normal" style:font-weight-complex="normal"/>
    </style:style>
    <style:style style:name="P132" style:family="paragraph" style:parent-style-name="Standard" style:list-style-name="L2">
      <style:paragraph-properties fo:text-align="justify" style:justify-single-word="false"/>
      <style:text-properties fo:font-weight="normal" officeooo:paragraph-rsid="002a4084" style:font-weight-asian="normal" style:font-weight-complex="normal"/>
    </style:style>
    <style:style style:name="P133" style:family="paragraph" style:parent-style-name="Standard" style:list-style-name="L2">
      <style:paragraph-properties fo:text-align="justify" style:justify-single-word="false"/>
      <style:text-properties fo:font-weight="normal" officeooo:paragraph-rsid="00177521" style:font-weight-asian="normal" style:font-weight-complex="normal"/>
    </style:style>
    <style:style style:name="P134" style:family="paragraph" style:parent-style-name="Standard" style:list-style-name="L2">
      <style:paragraph-properties fo:text-align="justify" style:justify-single-word="false"/>
      <style:text-properties fo:font-weight="normal" officeooo:paragraph-rsid="00242c8c" style:font-weight-asian="normal" style:font-weight-complex="normal"/>
    </style:style>
    <style:style style:name="P135" style:family="paragraph" style:parent-style-name="Standard" style:list-style-name="L11">
      <style:paragraph-properties fo:text-align="justify" style:justify-single-word="false"/>
      <style:text-properties fo:font-weight="normal" officeooo:paragraph-rsid="0020b66c" style:font-weight-asian="normal" style:font-weight-complex="normal"/>
    </style:style>
    <style:style style:name="P136" style:family="paragraph" style:parent-style-name="Standard" style:list-style-name="L2">
      <style:paragraph-properties fo:text-align="justify" style:justify-single-word="false"/>
      <style:text-properties fo:font-weight="normal" officeooo:rsid="001901ed" officeooo:paragraph-rsid="001901ed" style:font-weight-asian="normal" style:font-weight-complex="normal"/>
    </style:style>
    <style:style style:name="P137" style:family="paragraph" style:parent-style-name="Standard" style:list-style-name="L4">
      <style:paragraph-properties fo:text-align="justify" style:justify-single-word="false"/>
      <style:text-properties fo:font-weight="normal" officeooo:rsid="001912e9" officeooo:paragraph-rsid="001912e9" style:font-weight-asian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fo:font-weight="normal" officeooo:rsid="001912e9" officeooo:paragraph-rsid="00242c8c" style:font-weight-asian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weight="normal" officeooo:rsid="001912e9" officeooo:paragraph-rsid="0028895b" style:font-weight-asian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weight="normal" officeooo:rsid="001912e9" officeooo:paragraph-rsid="0028f64d" style:font-weight-asian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weight="normal" officeooo:rsid="001912e9" officeooo:paragraph-rsid="002a80a7" style:font-weight-asian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weight="normal" officeooo:rsid="001912e9" officeooo:paragraph-rsid="002ab046" style:font-weight-asian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weight="normal" officeooo:rsid="001912e9" officeooo:paragraph-rsid="002e3aa8" style:font-weight-asian="normal" style:font-weight-complex="normal"/>
    </style:style>
    <style:style style:name="P144" style:family="paragraph" style:parent-style-name="Standard" style:list-style-name="L3">
      <style:paragraph-properties fo:text-align="justify" style:justify-single-word="false"/>
      <style:text-properties fo:font-weight="normal" officeooo:rsid="001912e9" officeooo:paragraph-rsid="00320497" style:font-weight-asian="normal" style:font-weight-complex="normal"/>
    </style:style>
    <style:style style:name="P145" style:family="paragraph" style:parent-style-name="Standard" style:list-style-name="L12">
      <style:paragraph-properties fo:text-align="justify" style:justify-single-word="false"/>
      <style:text-properties fo:font-weight="normal" officeooo:rsid="001912e9" officeooo:paragraph-rsid="00242c8c" style:font-weight-asian="normal" style:font-weight-complex="normal"/>
    </style:style>
    <style:style style:name="P146" style:family="paragraph" style:parent-style-name="Standard" style:list-style-name="L19">
      <style:paragraph-properties fo:text-align="justify" style:justify-single-word="false"/>
      <style:text-properties fo:font-weight="normal" officeooo:rsid="001912e9" officeooo:paragraph-rsid="0028895b" style:font-weight-asian="normal" style:font-weight-complex="normal"/>
    </style:style>
    <style:style style:name="P147" style:family="paragraph" style:parent-style-name="Standard" style:list-style-name="L27">
      <style:paragraph-properties fo:text-align="justify" style:justify-single-word="false"/>
      <style:text-properties fo:font-weight="normal" officeooo:rsid="001912e9" officeooo:paragraph-rsid="0028f64d" style:font-weight-asian="normal" style:font-weight-complex="normal"/>
    </style:style>
    <style:style style:name="P148" style:family="paragraph" style:parent-style-name="Standard" style:list-style-name="L35">
      <style:paragraph-properties fo:text-align="justify" style:justify-single-word="false"/>
      <style:text-properties fo:font-weight="normal" officeooo:rsid="001912e9" officeooo:paragraph-rsid="0028f64d" style:font-weight-asian="normal" style:font-weight-complex="normal"/>
    </style:style>
    <style:style style:name="P149" style:family="paragraph" style:parent-style-name="Standard" style:list-style-name="L43">
      <style:paragraph-properties fo:text-align="justify" style:justify-single-word="false"/>
      <style:text-properties fo:font-weight="normal" officeooo:rsid="001912e9" officeooo:paragraph-rsid="002a80a7" style:font-weight-asian="normal" style:font-weight-complex="normal"/>
    </style:style>
    <style:style style:name="P150" style:family="paragraph" style:parent-style-name="Standard" style:list-style-name="L51">
      <style:paragraph-properties fo:text-align="justify" style:justify-single-word="false"/>
      <style:text-properties fo:font-weight="normal" officeooo:rsid="001912e9" officeooo:paragraph-rsid="002ab046" style:font-weight-asian="normal" style:font-weight-complex="normal"/>
    </style:style>
    <style:style style:name="P151" style:family="paragraph" style:parent-style-name="Standard" style:list-style-name="L59">
      <style:paragraph-properties fo:text-align="justify" style:justify-single-word="false"/>
      <style:text-properties fo:font-weight="normal" officeooo:rsid="001912e9" officeooo:paragraph-rsid="002e3aa8" style:font-weight-asian="normal" style:font-weight-complex="normal"/>
    </style:style>
    <style:style style:name="P152" style:family="paragraph" style:parent-style-name="Standard" style:list-style-name="L67">
      <style:paragraph-properties fo:text-align="justify" style:justify-single-word="false"/>
      <style:text-properties fo:font-weight="normal" officeooo:rsid="001912e9" officeooo:paragraph-rsid="002ab046" style:font-weight-asian="normal" style:font-weight-complex="normal"/>
    </style:style>
    <style:style style:name="P153" style:family="paragraph" style:parent-style-name="Standard" style:list-style-name="L74">
      <style:paragraph-properties fo:text-align="justify" style:justify-single-word="false"/>
      <style:text-properties fo:font-weight="normal" officeooo:rsid="001912e9" officeooo:paragraph-rsid="00320497" style:font-weight-asian="normal" style:font-weight-complex="normal"/>
    </style:style>
    <style:style style:name="P154" style:family="paragraph" style:parent-style-name="Standard" style:list-style-name="L5">
      <style:paragraph-properties fo:text-align="justify" style:justify-single-word="false"/>
      <style:text-properties fo:font-weight="normal" officeooo:rsid="001a7674" officeooo:paragraph-rsid="001a7674" style:font-weight-asian="normal" style:font-weight-complex="normal"/>
    </style:style>
    <style:style style:name="P155" style:family="paragraph" style:parent-style-name="Standard" style:list-style-name="L5">
      <style:paragraph-properties fo:text-align="justify" style:justify-single-word="false"/>
      <style:text-properties fo:font-weight="normal" officeooo:rsid="001b4221" officeooo:paragraph-rsid="001b4221" style:font-weight-asian="normal" style:font-weight-complex="normal"/>
    </style:style>
    <style:style style:name="P156" style:family="paragraph" style:parent-style-name="Standard" style:list-style-name="L13">
      <style:paragraph-properties fo:text-align="justify" style:justify-single-word="false"/>
      <style:text-properties fo:font-weight="normal" officeooo:rsid="001b4221" officeooo:paragraph-rsid="00242c8c" style:font-weight-asian="normal" style:font-weight-complex="normal"/>
    </style:style>
    <style:style style:name="P157" style:family="paragraph" style:parent-style-name="Standard" style:list-style-name="L20">
      <style:paragraph-properties fo:text-align="justify" style:justify-single-word="false"/>
      <style:text-properties fo:font-weight="normal" officeooo:rsid="001b4221" officeooo:paragraph-rsid="0028895b" style:font-weight-asian="normal" style:font-weight-complex="normal"/>
    </style:style>
    <style:style style:name="P158" style:family="paragraph" style:parent-style-name="Standard" style:list-style-name="L28">
      <style:paragraph-properties fo:text-align="justify" style:justify-single-word="false"/>
      <style:text-properties fo:font-weight="normal" officeooo:rsid="001b4221" officeooo:paragraph-rsid="0028f64d" style:font-weight-asian="normal" style:font-weight-complex="normal"/>
    </style:style>
    <style:style style:name="P159" style:family="paragraph" style:parent-style-name="Standard" style:list-style-name="L36">
      <style:paragraph-properties fo:text-align="justify" style:justify-single-word="false"/>
      <style:text-properties fo:font-weight="normal" officeooo:rsid="001b4221" officeooo:paragraph-rsid="0028f64d" style:font-weight-asian="normal" style:font-weight-complex="normal"/>
    </style:style>
    <style:style style:name="P160" style:family="paragraph" style:parent-style-name="Standard" style:list-style-name="L44">
      <style:paragraph-properties fo:text-align="justify" style:justify-single-word="false"/>
      <style:text-properties fo:font-weight="normal" officeooo:rsid="001b4221" officeooo:paragraph-rsid="002a80a7" style:font-weight-asian="normal" style:font-weight-complex="normal"/>
    </style:style>
    <style:style style:name="P161" style:family="paragraph" style:parent-style-name="Standard" style:list-style-name="L52">
      <style:paragraph-properties fo:text-align="justify" style:justify-single-word="false"/>
      <style:text-properties fo:font-weight="normal" officeooo:rsid="001b4221" officeooo:paragraph-rsid="002ab046" style:font-weight-asian="normal" style:font-weight-complex="normal"/>
    </style:style>
    <style:style style:name="P162" style:family="paragraph" style:parent-style-name="Standard" style:list-style-name="L60">
      <style:paragraph-properties fo:text-align="justify" style:justify-single-word="false"/>
      <style:text-properties fo:font-weight="normal" officeooo:rsid="001b4221" officeooo:paragraph-rsid="002e3aa8" style:font-weight-asian="normal" style:font-weight-complex="normal"/>
    </style:style>
    <style:style style:name="P163" style:family="paragraph" style:parent-style-name="Standard" style:list-style-name="L68">
      <style:paragraph-properties fo:text-align="justify" style:justify-single-word="false"/>
      <style:text-properties fo:font-weight="normal" officeooo:rsid="001b4221" officeooo:paragraph-rsid="002ab046" style:font-weight-asian="normal" style:font-weight-complex="normal"/>
    </style:style>
    <style:style style:name="P164" style:family="paragraph" style:parent-style-name="Standard" style:list-style-name="L75">
      <style:paragraph-properties fo:text-align="justify" style:justify-single-word="false"/>
      <style:text-properties fo:font-weight="normal" officeooo:rsid="001b4221" officeooo:paragraph-rsid="00320497" style:font-weight-asian="normal" style:font-weight-complex="normal"/>
    </style:style>
    <style:style style:name="P165" style:family="paragraph" style:parent-style-name="Standard" style:list-style-name="L7">
      <style:paragraph-properties fo:text-align="justify" style:justify-single-word="false"/>
      <style:text-properties fo:font-weight="normal" officeooo:rsid="001c8d1a" officeooo:paragraph-rsid="001c8d1a" style:font-weight-asian="normal" style:font-weight-complex="normal"/>
    </style:style>
    <style:style style:name="P166" style:family="paragraph" style:parent-style-name="Standard" style:list-style-name="L9">
      <style:paragraph-properties fo:text-align="justify" style:justify-single-word="false"/>
      <style:text-properties fo:font-weight="normal" officeooo:rsid="001c8d1a" officeooo:paragraph-rsid="001c8d1a" style:font-weight-asian="normal" style:font-weight-complex="normal"/>
    </style:style>
    <style:style style:name="P167" style:family="paragraph" style:parent-style-name="Standard" style:list-style-name="L15">
      <style:paragraph-properties fo:text-align="justify" style:justify-single-word="false"/>
      <style:text-properties fo:font-weight="normal" officeooo:rsid="001c8d1a" officeooo:paragraph-rsid="00242c8c" style:font-weight-asian="normal" style:font-weight-complex="normal"/>
    </style:style>
    <style:style style:name="P168" style:family="paragraph" style:parent-style-name="Standard" style:list-style-name="L22">
      <style:paragraph-properties fo:text-align="justify" style:justify-single-word="false"/>
      <style:text-properties fo:font-weight="normal" officeooo:rsid="001c8d1a" officeooo:paragraph-rsid="0028895b" style:font-weight-asian="normal" style:font-weight-complex="normal"/>
    </style:style>
    <style:style style:name="P169" style:family="paragraph" style:parent-style-name="Standard" style:list-style-name="L30">
      <style:paragraph-properties fo:text-align="justify" style:justify-single-word="false"/>
      <style:text-properties fo:font-weight="normal" officeooo:rsid="001c8d1a" officeooo:paragraph-rsid="0028f64d" style:font-weight-asian="normal" style:font-weight-complex="normal"/>
    </style:style>
    <style:style style:name="P170" style:family="paragraph" style:parent-style-name="Standard" style:list-style-name="L38">
      <style:paragraph-properties fo:text-align="justify" style:justify-single-word="false"/>
      <style:text-properties fo:font-weight="normal" officeooo:rsid="001c8d1a" officeooo:paragraph-rsid="0028f64d" style:font-weight-asian="normal" style:font-weight-complex="normal"/>
    </style:style>
    <style:style style:name="P171" style:family="paragraph" style:parent-style-name="Standard" style:list-style-name="L40">
      <style:paragraph-properties fo:text-align="justify" style:justify-single-word="false"/>
      <style:text-properties fo:font-weight="normal" officeooo:rsid="001c8d1a" officeooo:paragraph-rsid="0028f64d" style:font-weight-asian="normal" style:font-weight-complex="normal"/>
    </style:style>
    <style:style style:name="P172" style:family="paragraph" style:parent-style-name="Standard" style:list-style-name="L46">
      <style:paragraph-properties fo:text-align="justify" style:justify-single-word="false"/>
      <style:text-properties fo:font-weight="normal" officeooo:rsid="001c8d1a" officeooo:paragraph-rsid="002a80a7" style:font-weight-asian="normal" style:font-weight-complex="normal"/>
    </style:style>
    <style:style style:name="P173" style:family="paragraph" style:parent-style-name="Standard" style:list-style-name="L48">
      <style:paragraph-properties fo:text-align="justify" style:justify-single-word="false"/>
      <style:text-properties fo:font-weight="normal" officeooo:rsid="001c8d1a" officeooo:paragraph-rsid="002a80a7" style:font-weight-asian="normal" style:font-weight-complex="normal"/>
    </style:style>
    <style:style style:name="P174" style:family="paragraph" style:parent-style-name="Standard" style:list-style-name="L54">
      <style:paragraph-properties fo:text-align="justify" style:justify-single-word="false"/>
      <style:text-properties fo:font-weight="normal" officeooo:rsid="001c8d1a" officeooo:paragraph-rsid="002ab046" style:font-weight-asian="normal" style:font-weight-complex="normal"/>
    </style:style>
    <style:style style:name="P175" style:family="paragraph" style:parent-style-name="Standard" style:list-style-name="L56">
      <style:paragraph-properties fo:text-align="justify" style:justify-single-word="false"/>
      <style:text-properties fo:font-weight="normal" officeooo:rsid="001c8d1a" officeooo:paragraph-rsid="002ab046" style:font-weight-asian="normal" style:font-weight-complex="normal"/>
    </style:style>
    <style:style style:name="P176" style:family="paragraph" style:parent-style-name="Standard" style:list-style-name="L62">
      <style:paragraph-properties fo:text-align="justify" style:justify-single-word="false"/>
      <style:text-properties fo:font-weight="normal" officeooo:rsid="001c8d1a" officeooo:paragraph-rsid="002e3aa8" style:font-weight-asian="normal" style:font-weight-complex="normal"/>
    </style:style>
    <style:style style:name="P177" style:family="paragraph" style:parent-style-name="Standard" style:list-style-name="L64">
      <style:paragraph-properties fo:text-align="justify" style:justify-single-word="false"/>
      <style:text-properties fo:font-weight="normal" officeooo:rsid="001c8d1a" officeooo:paragraph-rsid="002e3aa8" style:font-weight-asian="normal" style:font-weight-complex="normal"/>
    </style:style>
    <style:style style:name="P178" style:family="paragraph" style:parent-style-name="Standard" style:list-style-name="L70">
      <style:paragraph-properties fo:text-align="justify" style:justify-single-word="false"/>
      <style:text-properties fo:font-weight="normal" officeooo:rsid="001c8d1a" officeooo:paragraph-rsid="002ab046" style:font-weight-asian="normal" style:font-weight-complex="normal"/>
    </style:style>
    <style:style style:name="P179" style:family="paragraph" style:parent-style-name="Standard" style:list-style-name="L77">
      <style:paragraph-properties fo:text-align="justify" style:justify-single-word="false"/>
      <style:text-properties fo:font-weight="normal" officeooo:rsid="001c8d1a" officeooo:paragraph-rsid="00320497" style:font-weight-asian="normal" style:font-weight-complex="normal"/>
    </style:style>
    <style:style style:name="P180" style:family="paragraph" style:parent-style-name="Standard" style:list-style-name="L9">
      <style:paragraph-properties fo:text-align="justify" style:justify-single-word="false"/>
      <style:text-properties fo:font-weight="normal" officeooo:rsid="001ec716" officeooo:paragraph-rsid="001ec716" style:font-weight-asian="normal" style:font-weight-complex="normal"/>
    </style:style>
    <style:style style:name="P181" style:family="paragraph" style:parent-style-name="Standard" style:list-style-name="L17">
      <style:paragraph-properties fo:text-align="justify" style:justify-single-word="false"/>
      <style:text-properties fo:font-weight="normal" officeooo:rsid="001ec716" officeooo:paragraph-rsid="00242c8c" style:font-weight-asian="normal" style:font-weight-complex="normal"/>
    </style:style>
    <style:style style:name="P182" style:family="paragraph" style:parent-style-name="Standard" style:list-style-name="L24">
      <style:paragraph-properties fo:text-align="justify" style:justify-single-word="false"/>
      <style:text-properties fo:font-weight="normal" officeooo:rsid="001ec716" officeooo:paragraph-rsid="0028895b" style:font-weight-asian="normal" style:font-weight-complex="normal"/>
    </style:style>
    <style:style style:name="P183" style:family="paragraph" style:parent-style-name="Standard" style:list-style-name="L32">
      <style:paragraph-properties fo:text-align="justify" style:justify-single-word="false"/>
      <style:text-properties fo:font-weight="normal" officeooo:rsid="001ec716" officeooo:paragraph-rsid="0028f64d" style:font-weight-asian="normal" style:font-weight-complex="normal"/>
    </style:style>
    <style:style style:name="P184" style:family="paragraph" style:parent-style-name="Standard" style:list-style-name="L40">
      <style:paragraph-properties fo:text-align="justify" style:justify-single-word="false"/>
      <style:text-properties fo:font-weight="normal" officeooo:rsid="001ec716" officeooo:paragraph-rsid="0028f64d" style:font-weight-asian="normal" style:font-weight-complex="normal"/>
    </style:style>
    <style:style style:name="P185" style:family="paragraph" style:parent-style-name="Standard" style:list-style-name="L48">
      <style:paragraph-properties fo:text-align="justify" style:justify-single-word="false"/>
      <style:text-properties fo:font-weight="normal" officeooo:rsid="001ec716" officeooo:paragraph-rsid="002a80a7" style:font-weight-asian="normal" style:font-weight-complex="normal"/>
    </style:style>
    <style:style style:name="P186" style:family="paragraph" style:parent-style-name="Standard" style:list-style-name="L56">
      <style:paragraph-properties fo:text-align="justify" style:justify-single-word="false"/>
      <style:text-properties fo:font-weight="normal" officeooo:rsid="001ec716" officeooo:paragraph-rsid="002ab046" style:font-weight-asian="normal" style:font-weight-complex="normal"/>
    </style:style>
    <style:style style:name="P187" style:family="paragraph" style:parent-style-name="Standard" style:list-style-name="L64">
      <style:paragraph-properties fo:text-align="justify" style:justify-single-word="false"/>
      <style:text-properties fo:font-weight="normal" officeooo:rsid="001ec716" officeooo:paragraph-rsid="002e3aa8" style:font-weight-asian="normal" style:font-weight-complex="normal"/>
    </style:style>
    <style:style style:name="P188" style:family="paragraph" style:parent-style-name="Standard" style:list-style-name="L72">
      <style:paragraph-properties fo:text-align="justify" style:justify-single-word="false"/>
      <style:text-properties fo:font-weight="normal" officeooo:rsid="001ec716" officeooo:paragraph-rsid="002ab046" style:font-weight-asian="normal" style:font-weight-complex="normal"/>
    </style:style>
    <style:style style:name="P189" style:family="paragraph" style:parent-style-name="Standard" style:list-style-name="L79">
      <style:paragraph-properties fo:text-align="justify" style:justify-single-word="false"/>
      <style:text-properties fo:font-weight="normal" officeooo:rsid="001ec716" officeooo:paragraph-rsid="00320497" style:font-weight-asian="normal" style:font-weight-complex="normal"/>
    </style:style>
    <style:style style:name="P190" style:family="paragraph" style:parent-style-name="Standard" style:list-style-name="L11">
      <style:paragraph-properties fo:text-align="justify" style:justify-single-word="false"/>
      <style:text-properties fo:font-weight="normal" officeooo:rsid="001e7c5f" officeooo:paragraph-rsid="0026df34" style:font-weight-asian="normal" style:font-weight-complex="normal"/>
    </style:style>
    <style:style style:name="P191" style:family="paragraph" style:parent-style-name="Standard" style:list-style-name="L66">
      <style:paragraph-properties fo:text-align="justify" style:justify-single-word="false"/>
      <style:text-properties fo:font-weight="normal" officeooo:rsid="001e7c5f" officeooo:paragraph-rsid="002e3aa8" style:font-weight-asian="normal" style:font-weight-complex="normal"/>
    </style:style>
    <style:style style:name="P192" style:family="paragraph" style:parent-style-name="Standard" style:list-style-name="L11">
      <style:paragraph-properties fo:text-align="justify" style:justify-single-word="false"/>
      <style:text-properties fo:font-weight="normal" officeooo:rsid="00211efc" officeooo:paragraph-rsid="00211efc" style:font-weight-asian="normal" style:font-weight-complex="normal"/>
    </style:style>
    <style:style style:name="P193" style:family="paragraph" style:parent-style-name="Standard" style:list-style-name="L11">
      <style:paragraph-properties fo:text-align="justify" style:justify-single-word="false"/>
      <style:text-properties fo:font-weight="normal" officeooo:rsid="0028895b" officeooo:paragraph-rsid="0028895b" style:font-weight-asian="normal" style:font-weight-complex="normal"/>
    </style:style>
    <style:style style:name="P194" style:family="paragraph" style:parent-style-name="Standard" style:list-style-name="L20">
      <style:paragraph-properties fo:text-align="justify" style:justify-single-word="false"/>
      <style:text-properties fo:font-weight="normal" officeooo:rsid="0028895b" officeooo:paragraph-rsid="0028895b" style:font-weight-asian="normal" style:font-weight-complex="normal"/>
    </style:style>
    <style:style style:name="P195" style:family="paragraph" style:parent-style-name="Standard" style:list-style-name="L24">
      <style:paragraph-properties fo:text-align="justify" style:justify-single-word="false"/>
      <style:text-properties fo:font-weight="normal" officeooo:rsid="0028895b" officeooo:paragraph-rsid="0028895b" style:font-weight-asian="normal" style:font-weight-complex="normal"/>
    </style:style>
    <style:style style:name="P196" style:family="paragraph" style:parent-style-name="Standard" style:list-style-name="L26">
      <style:paragraph-properties fo:text-align="justify" style:justify-single-word="false"/>
      <style:text-properties fo:font-weight="normal" officeooo:rsid="0028895b" officeooo:paragraph-rsid="0028895b" style:font-weight-asian="normal" style:font-weight-complex="normal"/>
    </style:style>
    <style:style style:name="P197" style:family="paragraph" style:parent-style-name="Standard">
      <style:paragraph-properties fo:text-align="justify" style:justify-single-word="false"/>
      <style:text-properties fo:font-weight="normal" officeooo:rsid="0028895b" officeooo:paragraph-rsid="0028895b" style:font-weight-asian="normal" style:font-weight-complex="normal"/>
    </style:style>
    <style:style style:name="P198" style:family="paragraph" style:parent-style-name="Standard" style:list-style-name="L32">
      <style:paragraph-properties fo:text-align="justify" style:justify-single-word="false"/>
      <style:text-properties fo:font-weight="normal" officeooo:rsid="0028895b" officeooo:paragraph-rsid="0028f64d" style:font-weight-asian="normal" style:font-weight-complex="normal"/>
    </style:style>
    <style:style style:name="P199" style:family="paragraph" style:parent-style-name="Standard" style:list-style-name="L34">
      <style:paragraph-properties fo:text-align="justify" style:justify-single-word="false"/>
      <style:text-properties fo:font-weight="normal" officeooo:rsid="0028895b" officeooo:paragraph-rsid="0028f64d" style:font-weight-asian="normal" style:font-weight-complex="normal"/>
    </style:style>
    <style:style style:name="P200" style:family="paragraph" style:parent-style-name="Standard">
      <style:paragraph-properties fo:text-align="justify" style:justify-single-word="false"/>
      <style:text-properties fo:font-weight="normal" officeooo:rsid="0028895b" officeooo:paragraph-rsid="0028f64d" style:font-weight-asian="normal" style:font-weight-complex="normal"/>
    </style:style>
    <style:style style:name="P201" style:family="paragraph" style:parent-style-name="Standard" style:list-style-name="L13">
      <style:paragraph-properties fo:text-align="justify" style:justify-single-word="false"/>
      <style:text-properties fo:font-weight="normal" officeooo:rsid="0025de85" officeooo:paragraph-rsid="0026df34" style:font-weight-asian="normal" style:font-weight-complex="normal"/>
    </style:style>
    <style:style style:name="P202" style:family="paragraph" style:parent-style-name="Standard" style:list-style-name="L17">
      <style:paragraph-properties fo:text-align="justify" style:justify-single-word="false"/>
      <style:text-properties fo:font-weight="normal" officeooo:rsid="0026df34" officeooo:paragraph-rsid="0026df34" style:font-weight-asian="normal" style:font-weight-complex="normal"/>
    </style:style>
    <style:style style:name="P203" style:family="paragraph" style:parent-style-name="Standard">
      <style:paragraph-properties fo:text-align="justify" style:justify-single-word="false"/>
      <style:text-properties fo:font-weight="normal" officeooo:rsid="0026df34" officeooo:paragraph-rsid="0026df34" style:font-weight-asian="normal" style:font-weight-complex="normal"/>
    </style:style>
    <style:style style:name="P204" style:family="paragraph" style:parent-style-name="Standard" style:list-style-name="L18">
      <style:paragraph-properties fo:text-align="justify" style:justify-single-word="false"/>
      <style:text-properties fo:font-weight="normal" officeooo:rsid="0026df34" officeooo:paragraph-rsid="0026df34" style:font-weight-asian="normal" style:font-weight-complex="normal"/>
    </style:style>
    <style:style style:name="P205" style:family="paragraph" style:parent-style-name="Standard" style:list-style-name="L24">
      <style:paragraph-properties fo:text-align="justify" style:justify-single-word="false"/>
      <style:text-properties fo:font-weight="normal" officeooo:rsid="0026df34" officeooo:paragraph-rsid="0028895b" style:font-weight-asian="normal" style:font-weight-complex="normal"/>
    </style:style>
    <style:style style:name="P206" style:family="paragraph" style:parent-style-name="Standard">
      <style:paragraph-properties fo:text-align="justify" style:justify-single-word="false"/>
      <style:text-properties fo:font-weight="normal" officeooo:rsid="0026df34" officeooo:paragraph-rsid="0028895b" style:font-weight-asian="normal" style:font-weight-complex="normal"/>
    </style:style>
    <style:style style:name="P207" style:family="paragraph" style:parent-style-name="Standard" style:list-style-name="L32">
      <style:paragraph-properties fo:text-align="justify" style:justify-single-word="false"/>
      <style:text-properties fo:font-weight="normal" officeooo:rsid="0026df34" officeooo:paragraph-rsid="0028f64d" style:font-weight-asian="normal" style:font-weight-complex="normal"/>
    </style:style>
    <style:style style:name="P208" style:family="paragraph" style:parent-style-name="Standard">
      <style:paragraph-properties fo:text-align="justify" style:justify-single-word="false"/>
      <style:text-properties fo:font-weight="normal" officeooo:rsid="0026df34" officeooo:paragraph-rsid="0028f64d" style:font-weight-asian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fo:font-weight="normal" officeooo:rsid="0026df34" officeooo:paragraph-rsid="002a80a7" style:font-weight-asian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fo:font-weight="normal" officeooo:rsid="0026df34" officeooo:paragraph-rsid="002ab046" style:font-weight-asian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fo:font-weight="normal" officeooo:rsid="0026df34" officeooo:paragraph-rsid="002e3aa8" style:font-weight-asian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fo:font-weight="normal" officeooo:rsid="0026df34" officeooo:paragraph-rsid="00320497" style:font-weight-asian="normal" style:font-weight-complex="normal"/>
    </style:style>
    <style:style style:name="P213" style:family="paragraph" style:parent-style-name="Standard" style:list-style-name="L17">
      <style:paragraph-properties fo:text-align="justify" style:justify-single-word="false"/>
      <style:text-properties fo:font-weight="normal" officeooo:rsid="0028f64d" officeooo:paragraph-rsid="0028f64d" style:font-weight-asian="normal" style:font-weight-complex="normal"/>
    </style:style>
    <style:style style:name="P214" style:family="paragraph" style:parent-style-name="Standard" style:list-style-name="L24">
      <style:paragraph-properties fo:text-align="justify" style:justify-single-word="false"/>
      <style:text-properties fo:font-weight="normal" officeooo:rsid="0028f64d" officeooo:paragraph-rsid="0028f64d" style:font-weight-asian="normal" style:font-weight-complex="normal"/>
    </style:style>
    <style:style style:name="P215" style:family="paragraph" style:parent-style-name="Standard" style:list-style-name="L32">
      <style:paragraph-properties fo:text-align="justify" style:justify-single-word="false"/>
      <style:text-properties fo:font-weight="normal" officeooo:rsid="0028f64d" officeooo:paragraph-rsid="0028f64d" style:font-weight-asian="normal" style:font-weight-complex="normal"/>
    </style:style>
    <style:style style:name="P216" style:family="paragraph" style:parent-style-name="Standard" style:list-style-name="L40">
      <style:paragraph-properties fo:text-align="justify" style:justify-single-word="false"/>
      <style:text-properties fo:font-weight="normal" officeooo:rsid="0028f64d" officeooo:paragraph-rsid="0028f64d" style:font-weight-asian="normal" style:font-weight-complex="normal"/>
    </style:style>
    <style:style style:name="P217" style:family="paragraph" style:parent-style-name="Standard" style:list-style-name="L48">
      <style:paragraph-properties fo:text-align="justify" style:justify-single-word="false"/>
      <style:text-properties fo:font-weight="normal" officeooo:rsid="0028f64d" officeooo:paragraph-rsid="002a80a7" style:font-weight-asian="normal" style:font-weight-complex="normal"/>
    </style:style>
    <style:style style:name="P218" style:family="paragraph" style:parent-style-name="Standard" style:list-style-name="L56">
      <style:paragraph-properties fo:text-align="justify" style:justify-single-word="false"/>
      <style:text-properties fo:font-weight="normal" officeooo:rsid="0028f64d" officeooo:paragraph-rsid="002ab046" style:font-weight-asian="normal" style:font-weight-complex="normal"/>
    </style:style>
    <style:style style:name="P219" style:family="paragraph" style:parent-style-name="Standard" style:list-style-name="L64">
      <style:paragraph-properties fo:text-align="justify" style:justify-single-word="false"/>
      <style:text-properties fo:font-weight="normal" officeooo:rsid="0028f64d" officeooo:paragraph-rsid="002e3aa8" style:font-weight-asian="normal" style:font-weight-complex="normal"/>
    </style:style>
    <style:style style:name="P220" style:family="paragraph" style:parent-style-name="Standard" style:list-style-name="L40">
      <style:paragraph-properties fo:text-align="justify" style:justify-single-word="false"/>
      <style:text-properties fo:font-weight="normal" officeooo:rsid="002a4084" officeooo:paragraph-rsid="002a4084" style:font-weight-asian="normal" style:font-weight-complex="normal"/>
    </style:style>
    <style:style style:name="P221" style:family="paragraph" style:parent-style-name="Standard" style:list-style-name="L42">
      <style:paragraph-properties fo:text-align="justify" style:justify-single-word="false"/>
      <style:text-properties fo:font-weight="normal" officeooo:rsid="002a4084" officeooo:paragraph-rsid="002a80a7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fo:font-weight="normal" officeooo:rsid="002a4084" officeooo:paragraph-rsid="002a80a7" style:font-weight-asian="normal" style:font-weight-complex="normal"/>
    </style:style>
    <style:style style:name="P223" style:family="paragraph" style:parent-style-name="Standard" style:list-style-name="L48">
      <style:paragraph-properties fo:text-align="justify" style:justify-single-word="false"/>
      <style:text-properties fo:font-weight="normal" officeooo:rsid="002a4084" officeooo:paragraph-rsid="002a80a7" style:font-weight-asian="normal" style:font-weight-complex="normal"/>
    </style:style>
    <style:style style:name="P224" style:family="paragraph" style:parent-style-name="Standard" style:list-style-name="L50">
      <style:paragraph-properties fo:text-align="justify" style:justify-single-word="false"/>
      <style:text-properties fo:font-weight="normal" officeooo:rsid="002a4084" officeooo:paragraph-rsid="002a80a7" style:font-weight-asian="normal" style:font-weight-complex="normal"/>
    </style:style>
    <style:style style:name="P225" style:family="paragraph" style:parent-style-name="Standard" style:list-style-name="L56">
      <style:paragraph-properties fo:text-align="justify" style:justify-single-word="false"/>
      <style:text-properties fo:font-weight="normal" officeooo:rsid="002a4084" officeooo:paragraph-rsid="002ab046" style:font-weight-asian="normal" style:font-weight-complex="normal"/>
    </style:style>
    <style:style style:name="P226" style:family="paragraph" style:parent-style-name="Standard" style:list-style-name="L58">
      <style:paragraph-properties fo:text-align="justify" style:justify-single-word="false"/>
      <style:text-properties fo:font-weight="normal" officeooo:rsid="002a4084" officeooo:paragraph-rsid="002ab046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fo:font-weight="normal" officeooo:rsid="002a4084" officeooo:paragraph-rsid="002ab046" style:font-weight-asian="normal" style:font-weight-complex="normal"/>
    </style:style>
    <style:style style:name="P228" style:family="paragraph" style:parent-style-name="Standard" style:list-style-name="L64">
      <style:paragraph-properties fo:text-align="justify" style:justify-single-word="false"/>
      <style:text-properties fo:font-weight="normal" officeooo:rsid="002a4084" officeooo:paragraph-rsid="002e3aa8" style:font-weight-asian="normal" style:font-weight-complex="normal"/>
    </style:style>
    <style:style style:name="P229" style:family="paragraph" style:parent-style-name="Standard" style:list-style-name="L72">
      <style:paragraph-properties fo:text-align="justify" style:justify-single-word="false"/>
      <style:text-properties fo:font-weight="normal" officeooo:rsid="002a4084" officeooo:paragraph-rsid="002ab046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fo:font-weight="normal" officeooo:rsid="002a4084" officeooo:paragraph-rsid="002e3aa8" style:font-weight-asian="normal" style:font-weight-complex="normal"/>
    </style:style>
    <style:style style:name="P231" style:family="paragraph" style:parent-style-name="Standard" style:list-style-name="L72">
      <style:paragraph-properties fo:text-align="justify" style:justify-single-word="false"/>
      <style:text-properties fo:font-weight="normal" officeooo:rsid="002e3aa8" officeooo:paragraph-rsid="002e3aa8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fo:font-weight="normal" officeooo:rsid="002e3aa8" officeooo:paragraph-rsid="002e3aa8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fo:font-weight="normal" officeooo:rsid="002e3aa8" officeooo:paragraph-rsid="00320497" style:font-weight-asian="normal" style:font-weight-complex="normal"/>
    </style:style>
    <style:style style:name="P234" style:family="paragraph" style:parent-style-name="Standard" style:list-style-name="L79">
      <style:paragraph-properties fo:text-align="justify" style:justify-single-word="false"/>
      <style:text-properties fo:font-weight="normal" officeooo:rsid="00320497" officeooo:paragraph-rsid="00320497" style:font-weight-asian="normal" style:font-weight-complex="normal"/>
    </style:style>
    <style:style style:name="P235" style:family="paragraph" style:parent-style-name="Standard" style:list-style-name="L17">
      <style:paragraph-properties fo:text-align="justify" style:justify-single-word="false"/>
      <style:text-properties fo:font-weight="normal" officeooo:rsid="00242c8c" officeooo:paragraph-rsid="00242c8c" style:font-weight-asian="normal" style:font-weight-complex="normal"/>
    </style:style>
    <style:style style:name="P236" style:family="paragraph" style:parent-style-name="Standard" style:list-style-name="L1">
      <style:paragraph-properties fo:text-align="justify" style:justify-single-word="false"/>
      <style:text-properties officeooo:paragraph-rsid="00143d0c"/>
    </style:style>
    <style:style style:name="P237" style:family="paragraph" style:parent-style-name="Standard" style:list-style-name="L1">
      <style:paragraph-properties fo:text-align="justify" style:justify-single-word="false"/>
      <style:text-properties officeooo:paragraph-rsid="0015fc1b"/>
    </style:style>
    <style:style style:name="P238" style:family="paragraph" style:parent-style-name="Standard">
      <style:text-properties style:use-window-font-color="true" fo:font-weight="bold" officeooo:rsid="001dc532" officeooo:paragraph-rsid="0043dd1f" style:font-weight-asian="bold" style:font-weight-complex="bold"/>
    </style:style>
    <style:style style:name="P239" style:family="paragraph" style:parent-style-name="Standard">
      <style:paragraph-properties fo:text-align="center" style:justify-single-word="false"/>
      <style:text-properties style:use-window-font-color="true" style:font-name="Arial1" fo:font-size="12pt" fo:language="zxx" fo:country="none" fo:font-weight="bold" officeooo:rsid="002140a4" officeooo:paragraph-rsid="0043dd1f" style:font-size-asian="12pt" style:font-weight-asian="bold" style:font-weight-complex="bold"/>
    </style:style>
    <style:style style:name="P240" style:family="paragraph" style:parent-style-name="Standard">
      <style:paragraph-properties fo:text-align="center" style:justify-single-word="false"/>
      <style:text-properties style:use-window-font-color="true" style:font-name="Arial1" fo:font-size="12pt" fo:language="zxx" fo:country="none" fo:font-weight="bold" officeooo:rsid="00413d48" officeooo:paragraph-rsid="0043dd1f" style:font-size-asian="12pt" style:font-weight-asian="bold" style:font-weight-complex="bold"/>
    </style:style>
    <style:style style:name="P241" style:family="paragraph" style:parent-style-name="Standard">
      <style:paragraph-properties fo:text-align="center" style:justify-single-word="false"/>
      <style:text-properties style:use-window-font-color="true" style:font-name="Arial1" fo:font-size="12pt" fo:language="zxx" fo:country="none" fo:font-weight="bold" officeooo:rsid="0031cce2" officeooo:paragraph-rsid="0043dd1f" style:font-size-asian="12pt" style:font-weight-asian="bold" style:font-weight-complex="bold"/>
    </style:style>
    <style:style style:name="P242" style:family="paragraph" style:parent-style-name="Standard">
      <style:paragraph-properties fo:text-align="center" style:justify-single-word="false"/>
      <style:text-properties style:use-window-font-color="true" style:font-name="Arial1" fo:font-size="12pt" fo:language="zxx" fo:country="none" fo:font-weight="normal" officeooo:rsid="002140a4" officeooo:paragraph-rsid="0043dd1f" style:font-size-asian="12pt" style:font-weight-asian="normal" style:font-weight-complex="normal"/>
    </style:style>
    <style:style style:name="P243" style:family="paragraph" style:parent-style-name="Standard">
      <style:paragraph-properties fo:text-align="center" style:justify-single-word="false"/>
      <style:text-properties style:use-window-font-color="true" style:font-name="Arial1" fo:font-size="12pt" fo:language="zxx" fo:country="none" fo:font-weight="normal" officeooo:rsid="0031cce2" officeooo:paragraph-rsid="0043dd1f" style:font-size-asian="12pt" style:font-weight-asian="normal" style:font-weight-complex="normal"/>
    </style:style>
    <style:style style:name="P244" style:family="paragraph" style:parent-style-name="Standard">
      <style:paragraph-properties fo:text-align="center" style:justify-single-word="false" fo:break-before="page"/>
      <style:text-properties fo:font-weight="bold" officeooo:rsid="003315f8" officeooo:paragraph-rsid="003315f8" style:font-weight-asian="bold" style:font-weight-complex="bold"/>
    </style:style>
    <style:style style:name="P245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Arial1" fo:font-size="12pt" fo:language="zxx" fo:country="none" fo:font-weight="bold" officeooo:rsid="002140a4" officeooo:paragraph-rsid="0043dd1f" style:font-size-asian="12pt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3d0c" style:font-weight-asian="normal" style:font-weight-complex="normal"/>
    </style:style>
    <style:style style:name="T3" style:family="text">
      <style:text-properties fo:font-weight="normal" officeooo:rsid="00147d1e" style:font-weight-asian="normal" style:font-weight-complex="normal"/>
    </style:style>
    <style:style style:name="T4" style:family="text">
      <style:text-properties fo:font-weight="normal" officeooo:rsid="00151130" style:font-weight-asian="normal" style:font-weight-complex="normal"/>
    </style:style>
    <style:style style:name="T5" style:family="text">
      <style:text-properties fo:font-weight="normal" officeooo:rsid="001912e9" style:font-weight-asian="normal" style:font-weight-complex="normal"/>
    </style:style>
    <style:style style:name="T6" style:family="text">
      <style:text-properties fo:font-weight="normal" officeooo:rsid="001a7674" style:font-weight-asian="normal" style:font-weight-complex="normal"/>
    </style:style>
    <style:style style:name="T7" style:family="text">
      <style:text-properties fo:font-weight="normal" officeooo:rsid="001c8d1a" style:font-weight-asian="normal" style:font-weight-complex="normal"/>
    </style:style>
    <style:style style:name="T8" style:family="text">
      <style:text-properties fo:font-weight="normal" officeooo:rsid="0021c910" style:font-weight-asian="normal" style:font-weight-complex="normal"/>
    </style:style>
    <style:style style:name="T9" style:family="text">
      <style:text-properties fo:font-weight="normal" officeooo:rsid="00237ea9" style:font-weight-asian="normal" style:font-weight-complex="normal"/>
    </style:style>
    <style:style style:name="T10" style:family="text">
      <style:text-properties fo:font-weight="normal" officeooo:rsid="00244626" style:font-weight-asian="normal" style:font-weight-complex="normal"/>
    </style:style>
    <style:style style:name="T11" style:family="text">
      <style:text-properties fo:font-weight="normal" officeooo:rsid="0025de85" style:font-weight-asian="normal" style:font-weight-complex="normal"/>
    </style:style>
    <style:style style:name="T12" style:family="text">
      <style:text-properties fo:font-weight="normal" officeooo:rsid="0028895b" style:font-weight-asian="normal" style:font-weight-complex="normal"/>
    </style:style>
    <style:style style:name="T13" style:family="text">
      <style:text-properties fo:font-weight="normal" officeooo:rsid="0028f64d" style:font-weight-asian="normal" style:font-weight-complex="normal"/>
    </style:style>
    <style:style style:name="T14" style:family="text">
      <style:text-properties fo:font-weight="normal" officeooo:rsid="002a4084" style:font-weight-asian="normal" style:font-weight-complex="normal"/>
    </style:style>
    <style:style style:name="T15" style:family="text">
      <style:text-properties fo:font-weight="normal" officeooo:rsid="002a80a7" style:font-weight-asian="normal" style:font-weight-complex="normal"/>
    </style:style>
    <style:style style:name="T16" style:family="text">
      <style:text-properties fo:font-weight="normal" officeooo:rsid="002ab046" style:font-weight-asian="normal" style:font-weight-complex="normal"/>
    </style:style>
    <style:style style:name="T17" style:family="text">
      <style:text-properties fo:font-weight="normal" officeooo:rsid="002e3aa8" style:font-weight-asian="normal" style:font-weight-complex="normal"/>
    </style:style>
    <style:style style:name="T18" style:family="text">
      <style:text-properties fo:font-weight="normal" officeooo:rsid="0030324a" style:font-weight-asian="normal" style:font-weight-complex="normal"/>
    </style:style>
    <style:style style:name="T19" style:family="text">
      <style:text-properties fo:font-weight="normal" officeooo:rsid="00320497" style:font-weight-asian="normal" style:font-weight-complex="normal"/>
    </style:style>
    <style:style style:name="T20" style:family="text">
      <style:text-properties fo:font-weight="normal" officeooo:rsid="003315f8" style:font-weight-asian="normal" style:font-weight-complex="normal"/>
    </style:style>
    <style:style style:name="T21" style:family="text">
      <style:text-properties fo:font-weight="normal" officeooo:rsid="0033a7fa" style:font-weight-asian="normal" style:font-weight-complex="normal"/>
    </style:style>
    <style:style style:name="T22" style:family="text">
      <style:text-properties fo:font-weight="normal" officeooo:rsid="0034a57f" style:font-weight-asian="normal" style:font-weight-complex="normal"/>
    </style:style>
    <style:style style:name="T23" style:family="text">
      <style:text-properties fo:font-weight="normal" officeooo:rsid="0035dc41" style:font-weight-asian="normal" style:font-weight-complex="normal"/>
    </style:style>
    <style:style style:name="T24" style:family="text">
      <style:text-properties fo:font-weight="normal" officeooo:rsid="003782c3" style:font-weight-asian="normal" style:font-weight-complex="normal"/>
    </style:style>
    <style:style style:name="T25" style:family="text">
      <style:text-properties fo:font-weight="normal" officeooo:rsid="00387d70" style:font-weight-asian="normal" style:font-weight-complex="normal"/>
    </style:style>
    <style:style style:name="T26" style:family="text">
      <style:text-properties fo:font-weight="normal" officeooo:rsid="00391fea" style:font-weight-asian="normal" style:font-weight-complex="normal"/>
    </style:style>
    <style:style style:name="T27" style:family="text">
      <style:text-properties fo:font-weight="normal" officeooo:rsid="00393e8f" style:font-weight-asian="normal" style:font-weight-complex="normal"/>
    </style:style>
    <style:style style:name="T28" style:family="text">
      <style:text-properties fo:font-weight="normal" officeooo:rsid="003aa0cc" style:font-weight-asian="normal" style:font-weight-complex="normal"/>
    </style:style>
    <style:style style:name="T29" style:family="text">
      <style:text-properties fo:font-weight="normal" officeooo:rsid="003e1636" style:font-weight-asian="normal" style:font-weight-complex="normal"/>
    </style:style>
    <style:style style:name="T30" style:family="text">
      <style:text-properties fo:font-weight="normal" officeooo:rsid="003e94b6" style:font-weight-asian="normal" style:font-weight-complex="normal"/>
    </style:style>
    <style:style style:name="T31" style:family="text">
      <style:text-properties fo:font-weight="normal" officeooo:rsid="003f60f2" style:font-weight-asian="normal" style:font-weight-complex="normal"/>
    </style:style>
    <style:style style:name="T32" style:family="text">
      <style:text-properties fo:font-weight="normal" officeooo:rsid="003fd0dc" style:font-weight-asian="normal" style:font-weight-complex="normal"/>
    </style:style>
    <style:style style:name="T33" style:family="text">
      <style:text-properties fo:font-weight="normal" officeooo:rsid="0040eb3d" style:font-weight-asian="normal" style:font-weight-complex="normal"/>
    </style:style>
    <style:style style:name="T34" style:family="text">
      <style:text-properties fo:font-weight="normal" officeooo:rsid="00427693" style:font-weight-asian="normal" style:font-weight-complex="normal"/>
    </style:style>
    <style:style style:name="T35" style:family="text">
      <style:text-properties fo:font-weight="normal" officeooo:rsid="00445960" style:font-weight-asian="normal" style:font-weight-complex="normal"/>
    </style:style>
    <style:style style:name="T36" style:family="text">
      <style:text-properties fo:font-weight="bold" officeooo:rsid="00143d0c" style:font-weight-asian="bold" style:font-weight-complex="bold"/>
    </style:style>
    <style:style style:name="T37" style:family="text">
      <style:text-properties fo:font-weight="bold" officeooo:rsid="0015fc1b" style:font-weight-asian="bold" style:font-weight-complex="bold"/>
    </style:style>
    <style:style style:name="T38" style:family="text">
      <style:text-properties fo:font-weight="bold" officeooo:rsid="00177521" style:font-weight-asian="bold" style:font-weight-complex="bold"/>
    </style:style>
    <style:style style:name="T39" style:family="text">
      <style:text-properties fo:font-weight="bold" officeooo:rsid="001912e9" style:font-weight-asian="bold" style:font-weight-complex="bold"/>
    </style:style>
    <style:style style:name="T40" style:family="text">
      <style:text-properties fo:font-weight="bold" officeooo:rsid="0021c910" style:font-weight-asian="bold" style:font-weight-complex="bold"/>
    </style:style>
    <style:style style:name="T41" style:family="text">
      <style:text-properties fo:font-weight="bold" officeooo:rsid="00242c8c" style:font-weight-asian="bold" style:font-weight-complex="bold"/>
    </style:style>
    <style:style style:name="T42" style:family="text">
      <style:text-properties officeooo:rsid="0015fc1b"/>
    </style:style>
    <style:style style:name="T43" style:family="text">
      <style:text-properties officeooo:rsid="00177521"/>
    </style:style>
    <style:style style:name="T44" style:family="text">
      <style:text-properties officeooo:rsid="001912e9"/>
    </style:style>
    <style:style style:name="T45" style:family="text">
      <style:text-properties officeooo:rsid="001ec716"/>
    </style:style>
    <style:style style:name="T46" style:family="text">
      <style:text-properties officeooo:rsid="001f2e67"/>
    </style:style>
    <style:style style:name="T47" style:family="text">
      <style:text-properties officeooo:rsid="0020b66c"/>
    </style:style>
    <style:style style:name="T48" style:family="text">
      <style:text-properties officeooo:rsid="0021c12a"/>
    </style:style>
    <style:style style:name="T49" style:family="text">
      <style:text-properties officeooo:rsid="0021c910"/>
    </style:style>
    <style:style style:name="T50" style:family="text">
      <style:text-properties officeooo:rsid="00220646"/>
    </style:style>
    <style:style style:name="T51" style:family="text">
      <style:text-properties officeooo:rsid="00242c8c"/>
    </style:style>
    <style:style style:name="T52" style:family="text">
      <style:text-properties officeooo:rsid="0026df34"/>
    </style:style>
    <style:style style:name="T53" style:family="text">
      <style:text-properties officeooo:rsid="0028895b"/>
    </style:style>
    <style:style style:name="T54" style:family="text">
      <style:text-properties officeooo:rsid="0028f64d"/>
    </style:style>
    <style:style style:name="T55" style:family="text">
      <style:text-properties officeooo:rsid="002a4084"/>
    </style:style>
    <style:style style:name="T56" style:family="text">
      <style:text-properties officeooo:rsid="002a80a7"/>
    </style:style>
    <style:style style:name="T57" style:family="text">
      <style:text-properties officeooo:rsid="002ab046"/>
    </style:style>
    <style:style style:name="T58" style:family="text">
      <style:text-properties officeooo:rsid="002c995f"/>
    </style:style>
    <style:style style:name="T59" style:family="text">
      <style:text-properties officeooo:rsid="002e3aa8"/>
    </style:style>
    <style:style style:name="T60" style:family="text">
      <style:text-properties officeooo:rsid="0030324a"/>
    </style:style>
    <style:style style:name="T61" style:family="text">
      <style:text-properties officeooo:rsid="00320497"/>
    </style:style>
    <style:style style:name="T62" style:family="text">
      <style:text-properties officeooo:rsid="003315f8"/>
    </style:style>
    <style:style style:name="T63" style:family="text">
      <style:text-properties officeooo:rsid="0034a57f"/>
    </style:style>
    <style:style style:name="T64" style:family="text">
      <style:text-properties officeooo:rsid="0035dc41"/>
    </style:style>
    <style:style style:name="T65" style:family="text">
      <style:text-properties officeooo:rsid="003782c3"/>
    </style:style>
    <style:style style:name="T66" style:family="text">
      <style:text-properties officeooo:rsid="00387d70"/>
    </style:style>
    <style:style style:name="T67" style:family="text">
      <style:text-properties officeooo:rsid="00391fea"/>
    </style:style>
    <style:style style:name="T68" style:family="text">
      <style:text-properties officeooo:rsid="00393e8f"/>
    </style:style>
    <style:style style:name="T69" style:family="text">
      <style:text-properties officeooo:rsid="003aa0cc"/>
    </style:style>
    <style:style style:name="T70" style:family="text">
      <style:text-properties officeooo:rsid="003c9c04"/>
    </style:style>
    <style:style style:name="T71" style:family="text">
      <style:text-properties officeooo:rsid="003e1636"/>
    </style:style>
    <style:style style:name="T72" style:family="text">
      <style:text-properties officeooo:rsid="003e94b6"/>
    </style:style>
    <style:style style:name="T73" style:family="text">
      <style:text-properties officeooo:rsid="003f60f2"/>
    </style:style>
    <style:style style:name="T74" style:family="text">
      <style:text-properties officeooo:rsid="003fd0dc"/>
    </style:style>
    <style:style style:name="T75" style:family="text">
      <style:text-properties officeooo:rsid="00404daa"/>
    </style:style>
    <style:style style:name="T76" style:family="text">
      <style:text-properties officeooo:rsid="0040eb3d"/>
    </style:style>
    <style:style style:name="T77" style:family="text">
      <style:text-properties officeooo:rsid="00427dd7"/>
    </style:style>
    <style:style style:name="T78" style:family="text">
      <style:text-properties officeooo:rsid="00266ae9"/>
    </style:style>
    <style:style style:name="T79" style:family="text">
      <style:text-properties officeooo:rsid="0043dd1f"/>
    </style:style>
    <style:style style:name="T80" style:family="text">
      <style:text-properties officeooo:rsid="0044596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5">SENAI- Serviço Nacional de Aprendizagem Industrial</text:p>
      <text:p text:style-name="P239"/>
      <text:p text:style-name="P239"><text:span text:style-name="T79">Leonardo Groh Rosa</text:span></text:p>
      <text:p text:style-name="P239">Matheus de Souz<text:span text:style-name="T78">a</text:span></text:p>
      <text:p text:style-name="P239"><text:span text:style-name="T78"/></text:p>
      <text:p text:style-name="P239"/>
      <text:p text:style-name="P240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41"><text:span text:style-name="T79">Situação de Aprendizagem</text:span></text:p>
      <text:p text:style-name="P243"><text:span text:style-name="T79">Descrição dos casos de uso </text:span></text:p>
      <text:p text:style-name="P243"><text:span text:style-name="T79">e</text:span></text:p>
      <text:p text:style-name="P243"><text:span text:style-name="T79">Requisitos do Software</text:span></text:p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39"/>
      <text:p text:style-name="P242">Brusque</text:p>
      <text:p text:style-name="P242">2014</text:p>
      <text:p text:style-name="P238"/>
      <text:p text:style-name="P244">Requisitos Funcionais<text:span text:style-name="T75">(RF)</text:span></text:p>
      <text:p text:style-name="P61"/>
      <text:p text:style-name="P62">RF.01 – Sistema de Login</text:p>
      <text:p text:style-name="P5"><text:span text:style-name="T62"><text:tab/>RF.1.1-</text:span><text:span text:style-name="T20"> o usuário terá a possibilidade de se autenticar no sistema utilizando um login ou pelo e-mail e senha.</text:span></text:p>
      <text:p text:style-name="P5"><text:span text:style-name="T20"><text:tab/></text:span><text:span text:style-name="T62">RF.1.2-</text:span><text:span text:style-name="T20"> o sistema deve somente permitir o acesso de funcionários co ma definição “Ativo” verdadeir</text:span><text:span text:style-name="T31">a</text:span><text:span text:style-name="T20">.</text:span></text:p>
      <text:p text:style-name="P5"><text:span text:style-name="T20"><text:tab/></text:span><text:span text:style-name="T62">RF.1.3-</text:span><text:span text:style-name="T20"> o sistema verifica o nível de permissão do funcionário e somente habilita as opções compatíveis com a sua permissão.</text:span></text:p>
      <text:p text:style-name="P5"><text:span text:style-name="T20"><text:tab/></text:span><text:span text:style-name="T62">RF.1.4</text:span><text:span text:style-name="T20">- o sistema deve permitir que o usuário re</text:span><text:span text:style-name="T22">cupere</text:span><text:span text:style-name="T20"> sua senha.</text:span></text:p>
      <text:p text:style-name="P5"><text:span text:style-name="T20"><text:tab/><text:tab/></text:span><text:span text:style-name="T62">RF.1.4.1-</text:span><text:span text:style-name="T20"> caso o usuário solicite a r</text:span><text:span text:style-name="T22">ecuperação</text:span><text:span text:style-name="T20"> de senha, ele deve informar um e-mail, o sistema verifica se existe alguma conta com esse e-mail </text:span><text:span text:style-name="T21">e</text:span><text:span text:style-name="T20"> </text:span><text:span text:style-name="T21">então envia uma mensagem para o endereço de e-mail informado com a senha </text:span><text:span text:style-name="T22">em md5</text:span><text:span text:style-name="T21"> </text:span><text:span text:style-name="T22">correspondente</text:span><text:span text:style-name="T21"> a</text:span><text:span text:style-name="T20"> </text:span><text:span text:style-name="T21">este e-mail.</text:span></text:p>
      <text:p text:style-name="P5"><text:span text:style-name="T22"><text:tab/><text:tab/></text:span><text:span text:style-name="T63">RF.1.4.2-</text:span><text:span text:style-name="T22"> o sistema deve permitir que o usuário logue tanto com a senha em caracteres normais quanto em md5.</text:span></text:p>
      <text:p text:style-name="P5"><text:span text:style-name="T22"><text:tab/><text:tab/></text:span><text:span text:style-name="T63">RF.1.4.3-</text:span><text:span text:style-name="T22"> O usuário poderá redefinir sua senha a qualquer momento após ter se autenticado no sistema.</text:span></text:p>
      <text:p text:style-name="P10"><text:span text:style-name="T67">RF.02 </text:span><text:span text:style-name="T70">-</text:span><text:span text:style-name="T67">Desenhar Menu</text:span></text:p>
      <text:p text:style-name="P10"><text:span text:style-name="T67"><text:tab/>RF2.1- </text:span><text:span text:style-name="T26">verificar a permissão do usuário e habilitar somente os botões que correspondentes a tal permissão. </text:span></text:p>
      <text:p text:style-name="P6"><text:span text:style-name="T63">RF.0</text:span><text:span text:style-name="T67">3</text:span><text:span text:style-name="T63">-</text:span><text:span text:style-name="T64">Cadastro de Animais.</text:span></text:p>
      <text:p text:style-name="P8"><text:span text:style-name="T64"><text:tab/></text:span><text:span text:style-name="T65">RF.</text:span><text:span text:style-name="T67">3</text:span><text:span text:style-name="T65">.1- </text:span><text:span text:style-name="T25">Permitir somente o cadastro de Animais se houver pelo menos uma espécie cadastrada</text:span></text:p>
      <text:p text:style-name="P9"><text:span text:style-name="T25"><text:tab/></text:span><text:span text:style-name="T66">RF.</text:span><text:span text:style-name="T67">3</text:span><text:span text:style-name="T66">.2- </text:span><text:span text:style-name="T25">Permitir somente o cadastro de Animais se houver pelo menos um recinto cadastrado.</text:span></text:p>
      <text:p text:style-name="P8"><text:span text:style-name="T64"><text:tab/>RF.</text:span><text:span text:style-name="T67">3</text:span><text:span text:style-name="T64">.</text:span><text:span text:style-name="T65">3</text:span><text:span text:style-name="T64">-</text:span><text:span text:style-name="T23"> Validar os campos obrigatórios.(</text:span><text:span text:style-name="T9">marcação(número do chip ou anilha),número do registro, nome científico, nome popular, procedência, sexo, data de entrada, <text:s/>recinto e nível de segurança</text:span><text:span text:style-name="T24">)</text:span><text:span text:style-name="T9">. </text:span></text:p>
      <text:p text:style-name="P7"><text:span text:style-name="T9"><text:tab/></text:span><text:span text:style-name="T64">RF.</text:span><text:span text:style-name="T67">3</text:span><text:span text:style-name="T64">.</text:span><text:span text:style-name="T65">4</text:span><text:span text:style-name="T64"> – </text:span><text:span text:style-name="T23">Validar os campos opcionais (</text:span><text:span text:style-name="T9">necessidades especiais, apelido, </text:span><text:span text:style-name="T10">foto</text:span><text:span text:style-name="T23">)</text:span><text:span text:style-name="T9">.</text:span></text:p>
      <text:p text:style-name="P7"><text:span text:style-name="T64"><text:tab/>RF.</text:span><text:span text:style-name="T67">3</text:span><text:span text:style-name="T64">.</text:span><text:span text:style-name="T65">5</text:span><text:span text:style-name="T64">-</text:span><text:span text:style-name="T23"> Verificar se esse animal já não foi cadastrado.</text:span></text:p>
      <text:p text:style-name="P7"><text:span text:style-name="T23"><text:tab/></text:span><text:span text:style-name="T64">RF.</text:span><text:span text:style-name="T67">3</text:span><text:span text:style-name="T64">.</text:span><text:span text:style-name="T65">6</text:span><text:span text:style-name="T64">-</text:span><text:span text:style-name="T23"> - Inserir os dados de cadastro do animal no banco.</text:span></text:p>
      <text:p text:style-name="P8"><text:span text:style-name="T65">RF.0</text:span><text:span text:style-name="T67">4</text:span><text:span text:style-name="T65">-Cadastro de Espécie</text:span></text:p>
      <text:p text:style-name="P8"><text:span text:style-name="T65"><text:tab/>RF.</text:span><text:span text:style-name="T67">4</text:span><text:span text:style-name="T65">.1- </text:span><text:span text:style-name="T24">Validar os campos (</text:span><text:span text:style-name="T10">Nome científico, nome popular, família, nível de segurança e IN169(lei).</text:span><text:span text:style-name="T24">)</text:span></text:p>
      <text:p text:style-name="P9"><text:span text:style-name="T24"><text:tab/></text:span><text:span text:style-name="T65">RF</text:span><text:span text:style-name="T67">4</text:span><text:span text:style-name="T65">.2- </text:span><text:span text:style-name="T23">Inserir os dados de cadastro </text:span><text:span text:style-name="T25">da espécie</text:span><text:span text:style-name="T23"> no banco.</text:span></text:p>
      <text:p text:style-name="P9"><text:span text:style-name="T66">RF.0</text:span><text:span text:style-name="T67">5</text:span><text:span text:style-name="T66">- Cadastro de Recinto</text:span></text:p>
      <text:p text:style-name="P10"><text:span text:style-name="T66"><text:tab/>RF.</text:span><text:span text:style-name="T67">5</text:span><text:span text:style-name="T66">.1-</text:span><text:span text:style-name="T25">Validar os campos (</text:span><text:span text:style-name="T12">número do recinto, nível de segurança e a planta do recint</text:span><text:span text:style-name="T25">o </text:span><text:span text:style-name="T26">em PDF</text:span><text:span text:style-name="T25">)</text:span><text:span text:style-name="T65"> <text:s text:c="2"/></text:span></text:p>
      <text:p text:style-name="P11"><text:span text:style-name="T65"><text:tab/></text:span><text:span text:style-name="T67">RF.5.2- </text:span><text:span text:style-name="T26">Inserir dados do </text:span><text:span text:style-name="T28">cadastro do </text:span><text:span text:style-name="T26">recinto no banco.</text:span></text:p>
      <text:p text:style-name="P63">RF.06- Cadastro de Funcionário</text:p>
      <text:p text:style-name="P12"><text:span text:style-name="T68"><text:tab/>RF.6.1-</text:span><text:span text:style-name="T27">Validar os campos do cadastro de funcionário(</text:span><text:span text:style-name="T13">nome completo, CPF, nível de permissão, login, e-mail e senha</text:span><text:span text:style-name="T27">)</text:span><text:span text:style-name="T13">.</text:span></text:p>
      <text:p text:style-name="P12"><text:span text:style-name="T13"><text:tab/></text:span><text:span text:style-name="T69">RF.6.2-</text:span><text:span text:style-name="T28">Inserir dados do cadastro do funcionário no banco.</text:span></text:p>
      <text:p text:style-name="P65">RF.07- Manutenção de Animal.<text:tab/><text:tab/></text:p>
      <text:p text:style-name="P65"><text:tab/><text:span text:style-name="T71">RF.7.1- </text:span><text:span text:style-name="T29">Ter acesso <text:s/>e buscar os dados de um animal específico no banco.</text:span></text:p>
      <text:p text:style-name="P65"><text:span text:style-name="T29"><text:tab/></text:span><text:span text:style-name="T71">RF.7.2- </text:span><text:span text:style-name="T29">Atualizar os dados do animal <text:s/>no banco de dados.</text:span></text:p>
      <text:p text:style-name="P65"><text:span text:style-name="T29"><text:tab/></text:span><text:span text:style-name="T71">RF.7.2- </text:span><text:span text:style-name="T29">Excluir o animal do banco de dados.</text:span></text:p>
      <text:p text:style-name="P66"><text:span text:style-name="T71">RF.08-Manutenção de Espécie.</text:span></text:p>
      <text:p text:style-name="P66"><text:span text:style-name="T71"><text:tab/>RF.8.1- </text:span><text:span text:style-name="T29">Ter acesso <text:s/>e buscar os dados de uma espécie <text:s/>no banco.</text:span></text:p>
      <text:p text:style-name="P66"><text:span text:style-name="T29"><text:tab/></text:span><text:span text:style-name="T71">RF.8.2- </text:span><text:span text:style-name="T29">Atualizar os dados da espécie <text:s/>no banco de dados.</text:span></text:p>
      <text:p text:style-name="P66"><text:span text:style-name="T29"><text:tab/></text:span><text:span text:style-name="T71">RF.8.2- </text:span><text:span text:style-name="T29">Excluir o animal do banco de dados.</text:span></text:p>
      <text:p text:style-name="P66"><text:span text:style-name="T29"/></text:p>
      <text:p text:style-name="P67"><text:soft-page-break/><text:span text:style-name="T72">RF.09- Manutenção de Recinto</text:span></text:p>
      <text:p text:style-name="P67"><text:span text:style-name="T72"><text:tab/></text:span><text:span text:style-name="T71">RF.</text:span><text:span text:style-name="T72">9</text:span><text:span text:style-name="T71">.1- </text:span><text:span text:style-name="T29">Ter acesso <text:s/>e buscar os dados de um </text:span><text:span text:style-name="T30">recinto</text:span><text:span text:style-name="T29"> no banco.</text:span></text:p>
      <text:p text:style-name="P67"><text:span text:style-name="T29"><text:tab/></text:span><text:span text:style-name="T71">RF.</text:span><text:span text:style-name="T72">9</text:span><text:span text:style-name="T71">.2- </text:span><text:span text:style-name="T29">Atualizar os d</text:span><text:span text:style-name="T30">ados do</text:span><text:span text:style-name="T29"> </text:span><text:span text:style-name="T30">recinto </text:span><text:span text:style-name="T29"><text:s/>no banco de dados.</text:span></text:p>
      <text:p text:style-name="P67"><text:span text:style-name="T29"><text:tab/></text:span><text:span text:style-name="T71">RF.</text:span><text:span text:style-name="T72">9</text:span><text:span text:style-name="T71">.2- </text:span><text:span text:style-name="T30">Um recinto não pode ser excluído do banco</text:span><text:span text:style-name="T29">,</text:span><text:span text:style-name="T30">apenas desativado</text:span><text:span text:style-name="T29">.</text:span></text:p>
      <text:p text:style-name="P67"><text:span text:style-name="T72">RF.10-Manutenção de Funcionário</text:span></text:p>
      <text:p text:style-name="P67"><text:span text:style-name="T72"><text:tab/></text:span><text:span text:style-name="T71">RF.</text:span><text:span text:style-name="T72">10</text:span><text:span text:style-name="T71">.1- </text:span><text:span text:style-name="T29">Ter acesso <text:s/>e buscar os dados de um </text:span><text:span text:style-name="T30">funcionário</text:span><text:span text:style-name="T29"> <text:s/>no banco.</text:span></text:p>
      <text:p text:style-name="P67"><text:span text:style-name="T29"><text:tab/><text:tab/></text:span><text:span text:style-name="T72">RF.10.1.1- </text:span><text:span text:style-name="T30">Não permitir acesso aos dados confidenciais do funcionário como senha, CPF e e-mail.</text:span></text:p>
      <text:p text:style-name="P67"><text:span text:style-name="T29"><text:tab/></text:span><text:span text:style-name="T71">RF.</text:span><text:span text:style-name="T72">10</text:span><text:span text:style-name="T71">.2- </text:span><text:span text:style-name="T29">Atualizar os dados d</text:span><text:span text:style-name="T30">o funcionário</text:span><text:span text:style-name="T29"> <text:s/>no banco de dados.</text:span></text:p>
      <text:p text:style-name="P67"><text:span text:style-name="T29"><text:tab/></text:span><text:span text:style-name="T71">RF.</text:span><text:span text:style-name="T72">10</text:span><text:span text:style-name="T71">.2- </text:span><text:span text:style-name="T30">Um funcionário não pode ser excluído do banco</text:span><text:span text:style-name="T29">,</text:span><text:span text:style-name="T30">apenas desativado</text:span><text:span text:style-name="T29">.</text:span></text:p>
      <text:p text:style-name="P68"><text:span text:style-name="T73">RF.11-Relatórios</text:span></text:p>
      <text:p text:style-name="P68"><text:span text:style-name="T73"><text:tab/>RF.11.1-</text:span><text:span text:style-name="T31"> o administrador pode solicitar relatórios contendo informações sobre animais,espécies,recintos e funcionários.</text:span></text:p>
      <text:p text:style-name="P69"><text:span text:style-name="T74">RF.12-Registrar ação-</text:span><text:span text:style-name="T32"> para cada caso de uso que influencia no parque, como por exemplo cadastrar um animal, salvar o que foi feito, por quem e a data.</text:span></text:p>
      <text:p text:style-name="P69"><text:span text:style-name="T74">RF.13- Controle de ações.</text:span></text:p>
      <text:p text:style-name="P69"><text:span text:style-name="T74"><text:tab/>RF.13.1- </text:span><text:span text:style-name="T32">permitir ao administrador ter acesso às informações das ações executadas no sistema, como por exemplo quem fez tal alteração no animal 2.</text:span></text:p>
      <text:p text:style-name="P69"><text:span text:style-name="T32"/></text:p>
      <text:p text:style-name="P72"><text:span text:style-name="T75">Requisitos não funcionais(RNF)</text:span></text:p>
      <text:p text:style-name="P72"><text:span text:style-name="T75"/></text:p>
      <text:p text:style-name="P70"><text:span text:style-name="T75">RNF01- </text:span><text:span text:style-name="T33">O software deve ser compatível com o sistema operacional </text:span><text:span text:style-name="T35">W</text:span><text:span text:style-name="T33">indows 7.</text:span></text:p>
      <text:p text:style-name="P71"><text:span text:style-name="T75">RNF0</text:span><text:span text:style-name="T76">2</text:span><text:span text:style-name="T75">- </text:span><text:span text:style-name="T33">O banco de dados utilizado deve ser o </text:span><text:span text:style-name="T35">M</text:span><text:span text:style-name="T33">y</text:span><text:span text:style-name="T35">SQL</text:span><text:span text:style-name="T33">. </text:span></text:p>
      <text:p text:style-name="P71"><text:span text:style-name="T75">RNF0</text:span><text:span text:style-name="T76">3</text:span><text:span text:style-name="T75">- </text:span><text:span text:style-name="T33">A linguagem de programação deve ser <text:s/>C#.</text:span></text:p>
      <text:p text:style-name="P71"><text:span text:style-name="T75">RNF0</text:span><text:span text:style-name="T77">4</text:span><text:span text:style-name="T75">-</text:span><text:span text:style-name="T34">Deve utilizar o servidor </text:span><text:span text:style-name="T35">smtp</text:span><text:span text:style-name="T34">.gmail para enviar e-mails.</text:span></text:p>
      <text:p text:style-name="P70"><text:span text:style-name="T75"/></text:p>
      <text:p text:style-name="P70"><text:span text:style-name="T75"/></text:p>
      <text:p text:style-name="P12"><text:span text:style-name="T13"><text:tab/></text:span><text:span text:style-name="T65"> <text:s text:c="24"/><text:tab/><text:tab/><text:tab/><text:tab/><text:tab/><text:tab/><text:tab/><text:tab/><text:tab/><text:tab/> <text:s text:c="19"/></text:span></text:p>
      <text:p text:style-name="P128"><text:tab/></text:p>
      <text:p text:style-name="P128"><text:s/></text:p>
      <text:p text:style-name="P129"/>
      <text:p text:style-name="P62"/>
      <text:p text:style-name="P61"/>
      <text:p text:style-name="P61"/>
      <text:p text:style-name="P61"/>
      <text:p text:style-name="P64"/>
      <text:p text:style-name="P64"/>
      <text:p text:style-name="P64"/>
      <text:p text:style-name="P3"><text:span text:style-name="T68">Descrição dos </text:span><text:span text:style-name="T62">Casos de Uso</text:span></text:p>
      <text:p text:style-name="P2"/>
      <text:p text:style-name="P2">Atores </text:p>
      <text:p text:style-name="P2"/>
      <text:p text:style-name="P2"/>
      <text:list xml:id="list33347991" text:style-name="L1">
        <text:list-item>
          <text:p text:style-name="P236"><text:span text:style-name="T2">Ator-01-</text:span><text:span text:style-name="T36">Técnico- </text:span><text:span text:style-name="T2">Pessoa responsável pelo cadastro e edição de Animais e Espécies.Também será permitido que esse ator busque as informações já cadastradas com exceção dos dados de outro funcionário.</text:span></text:p>
        </text:list-item>
        <text:list-item>
          <text:p text:style-name="P237"><text:span text:style-name="T2">Ator-0</text:span><text:span text:style-name="T8">2</text:span><text:span text:style-name="T2">-</text:span><text:span text:style-name="T36">Administrador- </text:span><text:span text:style-name="T2">Assume as funções do #Ator-0</text:span><text:span text:style-name="T8">1</text:span><text:span text:style-name="T2"> e ainda pode cadastrar Recintos e Funcionários.Também é responsável por editar todas as informações já cadastradas e </text:span><text:span text:style-name="T3">excluí-las</text:span><text:span text:style-name="T2">, </text:span><text:span text:style-name="T3">com exceção de Funcionários e Recintos.</text:span><text:span text:style-name="T4">Esse geralmente é a pessoa a mais tempo no parque.</text:span></text:p>
        </text:list-item>
      </text:list>
      <text:p text:style-name="P38"/>
      <text:p text:style-name="P38"/>
      <text:p text:style-name="P38"><text:soft-page-break/></text:p>
      <text:p text:style-name="P38"/>
      <text:p text:style-name="P38"/>
      <text:p text:style-name="P1"><text:span text:style-name="T39">Identificação dos </text:span><text:span text:style-name="T37">Casos de Uso (UC)</text:span><text:span text:style-name="T2"> </text:span></text:p>
      <text:p text:style-name="P4"/>
      <text:list xml:id="list33352288" text:style-name="L2">
        <text:list-header>
          <text:p text:style-name="P73"/>
        </text:list-header>
        <text:list-item>
          <text:p text:style-name="P130"><text:span text:style-name="T42">UC.0</text:span><text:span text:style-name="T48">1</text:span><text:span text:style-name="T42">-</text:span><text:span text:style-name="T37">Cadastrar Animal- </text:span><text:span text:style-name="T42">cadastra os dados dos Animais no banco de dados.Contém controle de acesso com permissão para #Ator-01.</text:span></text:p>
        </text:list-item>
        <text:list-item>
          <text:p text:style-name="P130"><text:span text:style-name="T42">UC.0</text:span><text:span text:style-name="T48">2</text:span><text:span text:style-name="T42">-</text:span><text:span text:style-name="T37">Cadastrar Espécie- </text:span><text:span text:style-name="T42">cadastra os dados das Espécies no banco de dados.Contém controle de acesso com permissão para #Ator-01.</text:span></text:p>
        </text:list-item>
        <text:list-item>
          <text:p text:style-name="P131"><text:span text:style-name="T43">UC.0</text:span><text:span text:style-name="T50">3</text:span><text:span text:style-name="T43">-</text:span><text:span text:style-name="T38">Cadastrar Recinto-</text:span><text:span text:style-name="T43"> permite que o #Ator0</text:span><text:span text:style-name="T49">2</text:span><text:span text:style-name="T43"> cadastre os dados dos Recintos no banco de dados.</text:span></text:p>
        </text:list-item>
        <text:list-item>
          <text:p text:style-name="P131"><text:span text:style-name="T43">UC.0</text:span><text:span text:style-name="T50">4</text:span><text:span text:style-name="T43">-</text:span><text:span text:style-name="T38">Cadastrar Funcionário- </text:span><text:span text:style-name="T43">permite que o #Ator0</text:span><text:span text:style-name="T49">2</text:span><text:span text:style-name="T43"> cadastre os dados dos Funcionários no banco de dados.</text:span></text:p>
        </text:list-item>
        <text:list-item>
          <text:p text:style-name="P130"><text:span text:style-name="T42">UC.0</text:span><text:span text:style-name="T50">5</text:span><text:span text:style-name="T42">-</text:span><text:span text:style-name="T40">Manter</text:span><text:span text:style-name="T37"> Animal- </text:span><text:span text:style-name="T49">mantém</text:span><text:span text:style-name="T42"> os dados dos Animais no banco de dados.Contém controle de acesso com permissão para #Ator-01 </text:span><text:span text:style-name="T55">no caso de edição e para o #Ator-02 no caso de exclusão</text:span><text:span text:style-name="T42">.</text:span></text:p>
        </text:list-item>
        <text:list-item>
          <text:p text:style-name="P132"><text:span text:style-name="T42">UC.0</text:span><text:span text:style-name="T56">6</text:span><text:span text:style-name="T42">-</text:span><text:span text:style-name="T40">Manter</text:span><text:span text:style-name="T37"> Espécie- </text:span><text:span text:style-name="T49">mantém</text:span><text:span text:style-name="T42"> os dados das Espécies no banco de dados.Contém controle de acesso com permissão para #Ator-01 </text:span><text:span text:style-name="T55">no caso de edição e para o #Ator-02 no caso de exclusão</text:span><text:span text:style-name="T42">.</text:span></text:p>
        </text:list-item>
        <text:list-item>
          <text:p text:style-name="P133"><text:span text:style-name="T43">UC.</text:span><text:span text:style-name="T48">0</text:span><text:span text:style-name="T56">7</text:span><text:span text:style-name="T43">-</text:span><text:span text:style-name="T40">Manter</text:span><text:span text:style-name="T38"> Recinto-</text:span><text:span text:style-name="T43"> </text:span><text:span text:style-name="T49">manutenção</text:span><text:span text:style-name="T42"> </text:span><text:span text:style-name="T49">d</text:span><text:span text:style-name="T42">os dados dos </text:span><text:span text:style-name="T43">Recintos</text:span><text:span text:style-name="T42"> no banco de dados.Contém controle de acesso com permissão para #Ator-0</text:span><text:span text:style-name="T49">2</text:span><text:span text:style-name="T42">.</text:span></text:p>
        </text:list-item>
        <text:list-item>
          <text:p text:style-name="P133"><text:span text:style-name="T43">UC.</text:span><text:span text:style-name="T50">0</text:span><text:span text:style-name="T56">8</text:span><text:span text:style-name="T43">-</text:span><text:span text:style-name="T40">Manter</text:span><text:span text:style-name="T38"> Funcionário- </text:span><text:span text:style-name="T49">manutenção</text:span><text:span text:style-name="T42"> </text:span><text:span text:style-name="T49">d</text:span><text:span text:style-name="T42">os dados dos </text:span><text:span text:style-name="T43">Funcionários </text:span><text:span text:style-name="T42">no banco de dados, </text:span><text:span text:style-name="T43">com exceção d</text:span><text:span text:style-name="T60">os dados confidenciais</text:span><text:span text:style-name="T42">.Contém controle de acesso com permissão para #Ator-0</text:span><text:span text:style-name="T49">2</text:span><text:span text:style-name="T42">.</text:span></text:p>
        </text:list-item>
        <text:list-item>
          <text:p text:style-name="P131"><text:span text:style-name="T42">UC.</text:span><text:span text:style-name="T56">09</text:span><text:span text:style-name="T42">-</text:span><text:span text:style-name="T37">Buscar Informações- </text:span><text:span text:style-name="T42">busca os dados dos Animais, Espécies, Recintos </text:span><text:span text:style-name="T58">e funcionários </text:span><text:span text:style-name="T42">salvos no banco de dados.Contém controle de acesso com permissão para #Ator-01, </text:span><text:span text:style-name="T58">com exceção das informações dos funcionários que só podem ser acessadas pelo #Ator-02.</text:span></text:p>
        </text:list-item>
        <text:list-item>
          <text:p text:style-name="P134"><text:span text:style-name="T51">UC.1</text:span><text:span text:style-name="T56">0</text:span><text:span text:style-name="T51">-</text:span><text:span text:style-name="T41">Gerar Relatórios – </text:span><text:span text:style-name="T51">o #Ator-02 pode solicitar relatórios para controle de dados.</text:span></text:p>
          <text:p text:style-name="P136"/>
        </text:list-item>
      </text:list>
      <text:p text:style-name="P39"/>
      <text:p text:style-name="P60"/>
      <text:p text:style-name="P13">Detalhamento dos Casos de Usos</text:p>
      <text:p text:style-name="P39"/>
      <text:p text:style-name="P14">UC.0<text:span text:style-name="T48">1</text:span></text:p>
      <text:p text:style-name="P47"><text:tab/></text:p>
      <text:list xml:id="list33345063" text:style-name="L3">
        <text:list-item>
          <text:p text:style-name="P74">Descrição:<text:span text:style-name="T1"> </text:span><text:span text:style-name="T9">o usuário informa os dados básicos necessários para o cadastro do animal, são eles: marcação(número do chip ou anilha),número do registro, apelido, nome científico, nome popular, procedência, sexo, data de entrada, necessidades especiais, recinto e nível de segurança, </text:span><text:span text:style-name="T10">foto</text:span><text:span text:style-name="T9">.Esses dados são inseridos no banco de dados</text:span><text:span text:style-name="T12">(BD)</text:span><text:span text:style-name="T9">.</text:span></text:p>
          <text:p text:style-name="P74"/>
        </text:list-item>
      </text:list>
      <text:p text:style-name="P47"/>
      <text:p text:style-name="P47"><text:tab/></text:p>
      <text:list xml:id="list33344311" text:style-name="L4">
        <text:list-item>
          <text:p text:style-name="P75">Pré-condições</text:p>
          <text:p text:style-name="P137"/>
        </text:list-item>
      </text:list>
      <text:p text:style-name="P47"/>
      <text:list xml:id="list33348319" text:style-name="L5">
        <text:list-item>
          <text:p text:style-name="P85"><text:span text:style-name="T7">Abrir</text:span><text:span text:style-name="T6"> conexão com o BD.</text:span></text:p>
        </text:list-item>
        <text:list-item>
          <text:p text:style-name="P154">Possuir ao menos uma espécie cadastrada.</text:p>
        </text:list-item>
        <text:list-item>
          <text:p text:style-name="P154">Possuir pelo menos um recinto cadastrado.</text:p>
        </text:list-item>
        <text:list-item>
          <text:p text:style-name="P155">Verificar se já não há um animal cadastrado com a mesma marcação ou código do Zoo.</text:p>
          <text:p text:style-name="P155"/>
        </text:list-item>
      </text:list>
      <text:list xml:id="list33347488" text:style-name="L6">
        <text:list-item>
          <text:p text:style-name="P87">Pós-condições</text:p>
        </text:list-item>
      </text:list>
      <text:p text:style-name="P15"/>
      <text:list xml:id="list33349025" text:style-name="L7">
        <text:list-item>
          <text:p text:style-name="P165">Fechar conexão com o BD.</text:p>
        </text:list-item>
      </text:list>
      <text:p text:style-name="P39"/>
      <text:list xml:id="list33364097" text:style-name="L8">
        <text:list-item>
          <text:p text:style-name="P88">Fluxo básico</text:p>
        </text:list-item>
      </text:list>
      <text:p text:style-name="P15"/>
      <text:list xml:id="list33356850" text:style-name="L9">
        <text:list-item>
          <text:p text:style-name="P180">Verificar as pré-condições.</text:p>
        </text:list-item>
        <text:list-item>
          <text:p text:style-name="P166"><text:span text:style-name="T52">O usuário deve </text:span>Preencher os campos necessários na tela de cadastro de Animais.</text:p>
        </text:list-item>
        <text:list-item>
          <text:p text:style-name="P166">O sistema valida os campos.</text:p>
        </text:list-item>
        <text:list-item>
          <text:p text:style-name="P166">O sistema insere os dados informados pelo usuário no banco de dados.</text:p>
        </text:list-item>
      </text:list>
      <text:p text:style-name="P55"/>
      <text:list xml:id="list33350512" text:style-name="L10">
        <text:list-item>
          <text:p text:style-name="P107">Fluxos Alternativos</text:p>
        </text:list-item>
      </text:list>
      <text:p text:style-name="P23"/>
      <text:list xml:id="list33343793" text:style-name="L11">
        <text:list-item>
          <text:p text:style-name="P190">Caso a pré-condição <text:span text:style-name="T52">2</text:span> não seja cumprida, o usuário deve ser avisado e questionado se ele deseja cadastrar uma espécie. </text:p>
        </text:list-item>
        <text:list-item>
          <text:p text:style-name="P190">Caso a pré-condição <text:span text:style-name="T52">3</text:span> não seja cumprida, o usuário deverá ser avisado e questionado se ele deseja cadastrar um <text:span text:style-name="T52">recinto.</text:span></text:p>
        </text:list-item>
        <text:list-item>
          <text:p text:style-name="P135"><text:span text:style-name="T45">Caso a pré-condição 4 não seja cumprida, </text:span><text:span text:style-name="T46">o usuário deve ser avisado e caso ele seja um administrador, deve ser questionado se deseja cadastrar um recinto.</text:span></text:p>
        </text:list-item>
        <text:list-item>
          <text:p text:style-name="P135"><text:span text:style-name="T47">Caso a pré-condição 5 não seja cumprida, o usuário deve ser avisado.</text:span><text:span text:style-name="T45"> </text:span></text:p>
        </text:list-item>
        <text:list-item>
          <text:p text:style-name="P192">Caso o fluxo básico 3 falhe, o usuário deve ser avisado.E deve voltar para o fluxo básico 2.</text:p>
        </text:list-item>
        <text:list-item>
          <text:p text:style-name="P193">Caso o usuário não tenha definido nenhum valor para o campo “necessidades especiais”,deve-se atribuir o valor “nenhuma”.</text:p>
        </text:list-item>
        <text:list-item>
          <text:p text:style-name="P193">Se o usuário não selecionou nenhuma imagem para o animal, deve ser indagado se quer ou não fazer isso agora.</text:p>
        </text:list-item>
      </text:list>
      <text:p text:style-name="P197"/>
      <text:p text:style-name="P127"><text:span text:style-name="T80">Requisitos Funcionais atendidos: RF.03</text:span></text:p>
      <text:p text:style-name="P56"/>
      <text:p text:style-name="P117"/>
      <text:p text:style-name="P117"/>
      <text:p text:style-name="P117"><text:soft-page-break/></text:p>
      <text:p text:style-name="P117"/>
      <text:p text:style-name="P117"/>
      <text:p text:style-name="P117"/>
      <text:p text:style-name="P117"/>
      <text:p text:style-name="P117"/>
      <text:p text:style-name="P31"><text:span text:style-name="T51">UC.02 -</text:span><text:span text:style-name="T44">Descrição:</text:span><text:span text:style-name="T5"> </text:span><text:span text:style-name="T10">o usuário informa os dados para o cadastro da espécie, são eles: Nome científico, nome popular, família, nível de segurança e IN169(lei).</text:span><text:span text:style-name="T11">Esses dados são inseridos no banco de dados.</text:span></text:p>
      <text:list xml:id="list34750796" text:continue-list="list33345063" text:style-name="L3">
        <text:list-header>
          <text:p text:style-name="P138"/>
        </text:list-header>
      </text:list>
      <text:p text:style-name="P48"><text:tab/></text:p>
      <text:list xml:id="list33361456" text:style-name="L12">
        <text:list-item>
          <text:p text:style-name="P76">Pré-condições</text:p>
          <text:p text:style-name="P145"/>
        </text:list-item>
      </text:list>
      <text:list xml:id="list33342051" text:style-name="L13">
        <text:list-item>
          <text:p text:style-name="P86"><text:span text:style-name="T7">Abrir</text:span><text:span text:style-name="T6"> conexão com o BD.</text:span></text:p>
        </text:list-item>
        <text:list-item>
          <text:p text:style-name="P201"><text:span text:style-name="T6">Verificar se </text:span><text:span text:style-name="T52">não existe uma</text:span><text:span text:style-name="T6"> espécie </text:span><text:span text:style-name="T52">com o mesmo nome científico cadastrada</text:span><text:span text:style-name="T6">.</text:span></text:p>
          <text:p text:style-name="P156"/>
          <text:p text:style-name="P156"/>
        </text:list-item>
      </text:list>
      <text:list xml:id="list33335924" text:style-name="L14">
        <text:list-item>
          <text:p text:style-name="P89">Pós-condições</text:p>
        </text:list-item>
      </text:list>
      <text:p text:style-name="P16"/>
      <text:list xml:id="list33356226" text:style-name="L15">
        <text:list-item>
          <text:p text:style-name="P167">Fechar conexão com o BD.</text:p>
        </text:list-item>
      </text:list>
      <text:p text:style-name="P40"/>
      <text:list xml:id="list33355028" text:style-name="L16">
        <text:list-item>
          <text:p text:style-name="P90">Fluxo básico</text:p>
        </text:list-item>
      </text:list>
      <text:p text:style-name="P16"/>
      <text:list xml:id="list33359963" text:style-name="L17">
        <text:list-item>
          <text:p text:style-name="P181">Verificar as pré-condições.</text:p>
        </text:list-item>
        <text:list-item>
          <text:p text:style-name="P202">O usuário deve Preencher os campos necessários na tela de cadastro de espécies</text:p>
        </text:list-item>
        <text:list-item>
          <text:p text:style-name="P213">Após o usuário ter selecionado o nome científico do animal, o sistema já deve buscar <text:s/>nas espécies o nome popular e a IN169 equivalentes.</text:p>
        </text:list-item>
        <text:list-item>
          <text:p text:style-name="P202">O sistema valida os campos.</text:p>
        </text:list-item>
        <text:list-item>
          <text:p text:style-name="P202">O sistema insere os dados informados pelo usuário no banco de dados.</text:p>
        </text:list-item>
      </text:list>
      <text:p text:style-name="P203"/>
      <text:list xml:id="list34748881" text:continue-list="list33350512" text:style-name="L10">
        <text:list-item>
          <text:p text:style-name="P108">Fluxos Alternativos</text:p>
        </text:list-item>
      </text:list>
      <text:p text:style-name="P24"/>
      <text:list xml:id="list33340414" text:style-name="L18">
        <text:list-item>
          <text:p text:style-name="P204">Caso a pré-condição 2 não seja cumprida, o usuário deverá ser avisado e a aplicação será pausada.</text:p>
        </text:list-item>
      </text:list>
      <text:p text:style-name="P203"/>
      <text:p text:style-name="P127"><text:span text:style-name="T80">Requisitos Funcionais atendidos: RF.04</text:span></text:p>
      <text:p text:style-name="P59"/>
      <text:p text:style-name="P59"/>
      <text:p text:style-name="P32"><text:span text:style-name="T51">UC.0</text:span><text:span text:style-name="T53">3</text:span><text:span text:style-name="T51"> -</text:span><text:span text:style-name="T44">Descrição:</text:span><text:span text:style-name="T5"> </text:span><text:span text:style-name="T12">o usuário deve informar os dados necessários para o cadastro do recinto, são eles: número do recinto, nível de segurança e a planta do recinto em PDF.</text:span></text:p>
      <text:list xml:id="list34739596" text:continue-list="list34750796" text:style-name="L3">
        <text:list-header>
          <text:p text:style-name="P139"/>
        </text:list-header>
      </text:list>
      <text:p text:style-name="P49"><text:tab/></text:p>
      <text:list xml:id="list33366305" text:style-name="L19">
        <text:list-item>
          <text:p text:style-name="P77">Pré-condições</text:p>
          <text:p text:style-name="P146"/>
        </text:list-item>
      </text:list>
      <text:list xml:id="list33347662" text:style-name="L20">
        <text:list-item>
          <text:p text:style-name="P119"><text:span text:style-name="T7">Abrir</text:span><text:span text:style-name="T6"> conexão com o BD.</text:span></text:p>
        </text:list-item>
        <text:list-item>
          <text:p text:style-name="P194">Verificar se já não existe um recinto cadastrado com o mesmo número.</text:p>
          <text:p text:style-name="P157"/>
        </text:list-item>
      </text:list>
      <text:list xml:id="list33360639" text:style-name="L21">
        <text:list-item>
          <text:p text:style-name="P91">Pós-condições</text:p>
        </text:list-item>
      </text:list>
      <text:p text:style-name="P17"/>
      <text:list xml:id="list33359471" text:style-name="L22">
        <text:list-item>
          <text:p text:style-name="P168">Fechar conexão com o BD.</text:p>
        </text:list-item>
      </text:list>
      <text:p text:style-name="P41"/>
      <text:list xml:id="list33342726" text:style-name="L23">
        <text:list-item>
          <text:p text:style-name="P92">Fluxo básico</text:p>
        </text:list-item>
      </text:list>
      <text:p text:style-name="P17"><text:soft-page-break/></text:p>
      <text:list xml:id="list33354829" text:style-name="L24">
        <text:list-item>
          <text:p text:style-name="P182">Verificar as pré-condições.</text:p>
        </text:list-item>
        <text:list-item>
          <text:p text:style-name="P195">O usuário preenche os campos obrigatórios.</text:p>
        </text:list-item>
        <text:list-item>
          <text:p text:style-name="P214">O sistema valida os campos.</text:p>
        </text:list-item>
        <text:list-item>
          <text:p text:style-name="P205">O sistema insere os dados informados pelo usuário no banco de dados.</text:p>
        </text:list-item>
      </text:list>
      <text:p text:style-name="P206"/>
      <text:list xml:id="list33352793" text:style-name="L25">
        <text:list-item>
          <text:p text:style-name="P109">Fluxos Alternativos</text:p>
        </text:list-item>
      </text:list>
      <text:p text:style-name="P25"/>
      <text:list xml:id="list33349058" text:style-name="L26">
        <text:list-item>
          <text:p text:style-name="P196">Caso a pré-condição 2 falhe o usuário deve ser informado e a aplicação pausada.</text:p>
        </text:list-item>
        <text:list-item>
          <text:p text:style-name="P196">Caso o usuário não anexe a planta em PDF deve ser indagado se quer ou não fazer isso agora.</text:p>
        </text:list-item>
      </text:list>
      <text:p text:style-name="P197"/>
      <text:p text:style-name="P127"><text:span text:style-name="T80">Requisitos Funcionais atendidos: RF.05</text:span></text:p>
      <text:p text:style-name="P197"/>
      <text:p text:style-name="P197"/>
      <text:p text:style-name="P197"/>
      <text:p text:style-name="P33"><text:span text:style-name="T51">UC.0</text:span><text:span text:style-name="T54">4</text:span><text:span text:style-name="T51"> -</text:span><text:span text:style-name="T44">Descrição:</text:span><text:span text:style-name="T5"> </text:span><text:span text:style-name="T12">o usuário deve informar os dados necessários para o cadastro d</text:span><text:span text:style-name="T13">o funcionário</text:span><text:span text:style-name="T12">, são eles: </text:span><text:span text:style-name="T13">nome completo, CPF, nível de permissão, login, e-mail e senha.Os dados são inseridos no BD.</text:span></text:p>
      <text:list xml:id="list34739019" text:continue-list="list34739596" text:style-name="L3">
        <text:list-header>
          <text:p text:style-name="P140"/>
        </text:list-header>
      </text:list>
      <text:p text:style-name="P50"><text:tab/></text:p>
      <text:list xml:id="list33356625" text:style-name="L27">
        <text:list-item>
          <text:p text:style-name="P78">Pré-condições</text:p>
          <text:p text:style-name="P147"/>
        </text:list-item>
      </text:list>
      <text:list xml:id="list33362427" text:style-name="L28">
        <text:list-item>
          <text:p text:style-name="P120"><text:span text:style-name="T7">Abrir</text:span><text:span text:style-name="T6"> conexão com o BD.</text:span></text:p>
        </text:list-item>
        <text:list-item>
          <text:p text:style-name="P120"><text:span text:style-name="T12">Verificar se já não existe um </text:span><text:span text:style-name="T13">funcionário </text:span><text:span text:style-name="T12">cadastrado com o mesmo </text:span><text:span text:style-name="T13">CPF, login ou e-mail</text:span><text:span text:style-name="T12">.</text:span></text:p>
          <text:p text:style-name="P158"/>
        </text:list-item>
      </text:list>
      <text:list xml:id="list33354225" text:style-name="L29">
        <text:list-item>
          <text:p text:style-name="P93">Pós-condições</text:p>
        </text:list-item>
      </text:list>
      <text:p text:style-name="P18"/>
      <text:list xml:id="list33345631" text:style-name="L30">
        <text:list-item>
          <text:p text:style-name="P169">Fechar conexão com o BD.</text:p>
        </text:list-item>
      </text:list>
      <text:p text:style-name="P42"/>
      <text:list xml:id="list33340306" text:style-name="L31">
        <text:list-item>
          <text:p text:style-name="P94">Fluxo básico</text:p>
        </text:list-item>
      </text:list>
      <text:p text:style-name="P18"/>
      <text:list xml:id="list33366584" text:style-name="L32">
        <text:list-item>
          <text:p text:style-name="P183">Verificar as pré-condições.</text:p>
        </text:list-item>
        <text:list-item>
          <text:p text:style-name="P198">O usuário preenche os campos obrigatórios.</text:p>
        </text:list-item>
        <text:list-item>
          <text:p text:style-name="P215">O sistema valida os campos.</text:p>
        </text:list-item>
        <text:list-item>
          <text:p text:style-name="P207">O sistema insere os dados informados pelo usuário no banco de dados.</text:p>
        </text:list-item>
      </text:list>
      <text:p text:style-name="P208"/>
      <text:list xml:id="list33358466" text:style-name="L33">
        <text:list-item>
          <text:p text:style-name="P110">Fluxos Alternativos</text:p>
        </text:list-item>
      </text:list>
      <text:p text:style-name="P26"/>
      <text:list xml:id="list33340982" text:style-name="L34">
        <text:list-item>
          <text:p text:style-name="P199">Caso a pré-condição 2 falhe o usuário deve ser informado e a aplicação pausada.</text:p>
        </text:list-item>
      </text:list>
      <text:p text:style-name="P200"/>
      <text:p text:style-name="P127"><text:span text:style-name="T80">Requisitos Funcionais atendidos: RF.06</text:span></text:p>
      <text:p text:style-name="P200"/>
      <text:p text:style-name="P33"><text:span text:style-name="T51">UC.0</text:span><text:span text:style-name="T55">5</text:span><text:span text:style-name="T51"> -</text:span><text:span text:style-name="T44">Descrição:</text:span><text:span text:style-name="T5"> </text:span><text:span text:style-name="T12">o usuário </text:span><text:span text:style-name="T14">escolhe qual animal ele deseja editar as informações ou simplesmente excluir. </text:span></text:p>
      <text:list xml:id="list34735424" text:continue-list="list34739019" text:style-name="L3">
        <text:list-header>
          <text:p text:style-name="P140"/>
        </text:list-header>
      </text:list>
      <text:p text:style-name="P50"><text:tab/></text:p>
      <text:list xml:id="list33352147" text:style-name="L35">
        <text:list-item>
          <text:p text:style-name="P79">Pré-condições</text:p>
          <text:p text:style-name="P148"/>
        </text:list-item>
      </text:list>
      <text:list xml:id="list33336712" text:style-name="L36">
        <text:list-item>
          <text:p text:style-name="P121"><text:span text:style-name="T7">Abrir</text:span><text:span text:style-name="T6"> conexão com o BD.</text:span></text:p>
        </text:list-item>
        <text:list-item>
          <text:p text:style-name="P121"><text:span text:style-name="T12">Verificar </text:span><text:span text:style-name="T14">o nível de permissão do usuário que está utilizando o programa e habilitar somente os dados que ele pode editar, e no caso do botão de exclusão somente o #Ator-02 terá </text:span><text:soft-page-break/><text:span text:style-name="T14">acesso. <text:s/></text:span></text:p>
          <text:p text:style-name="P159"/>
        </text:list-item>
      </text:list>
      <text:list xml:id="list33367755" text:style-name="L37">
        <text:list-item>
          <text:p text:style-name="P95">Pós-condições</text:p>
        </text:list-item>
      </text:list>
      <text:p text:style-name="P18"/>
      <text:list xml:id="list33351183" text:style-name="L38">
        <text:list-item>
          <text:p text:style-name="P170">Fechar conexão com o BD.</text:p>
        </text:list-item>
      </text:list>
      <text:p text:style-name="P42"/>
      <text:list xml:id="list33357447" text:style-name="L39">
        <text:list-item>
          <text:p text:style-name="P96">Fluxo básico</text:p>
        </text:list-item>
      </text:list>
      <text:p text:style-name="P18"/>
      <text:list xml:id="list33352711" text:style-name="L40">
        <text:list-item>
          <text:p text:style-name="P184">Verificar as pré-condições.</text:p>
        </text:list-item>
        <text:list-item>
          <text:p text:style-name="P220">O sistema preenche automaticamente os campos, buscando as informações no banco de dados.</text:p>
        </text:list-item>
        <text:list-item>
          <text:p text:style-name="P220">O sistema deve verificar se o usuário fez algum tipo de alteração.</text:p>
        </text:list-item>
        <text:list-item>
          <text:p text:style-name="P216">O sistema valida os campos.</text:p>
        </text:list-item>
        <text:list-item>
          <text:p text:style-name="P171"><text:span text:style-name="T52">O sistema insere os dados </text:span><text:span text:style-name="T55">alterados</text:span><text:span text:style-name="T52"> pelo usuário no banco de dados.</text:span></text:p>
        </text:list-item>
      </text:list>
      <text:p text:style-name="P208"/>
      <text:list xml:id="list33362370" text:style-name="L41">
        <text:list-item>
          <text:p text:style-name="P111">Fluxos Alternativos</text:p>
        </text:list-item>
      </text:list>
      <text:p text:style-name="P26"/>
      <text:list xml:id="list33348890" text:style-name="L42">
        <text:list-item>
          <text:p text:style-name="P221">Se o usuário tentar fechar a janela antes de completar a operação, o sistema deve verificar se alguma alteração foi cometida, se não somente fecha a janela, se sim vai para o fluxo básico 4 ou o fechamento da tela é cancelado, se o usuário assim desejar.</text:p>
          <text:p text:style-name="P221"/>
        </text:list-item>
      </text:list>
      <text:p text:style-name="P127"><text:span text:style-name="T80">Requisitos Funcionais atendidos: RF.07</text:span></text:p>
      <text:p text:style-name="P222"/>
      <text:p text:style-name="P34"><text:span text:style-name="T51">UC.0</text:span><text:span text:style-name="T56">6</text:span><text:span text:style-name="T51"> -</text:span><text:span text:style-name="T44">Descrição:</text:span><text:span text:style-name="T5"> </text:span><text:span text:style-name="T12">o usuário </text:span><text:span text:style-name="T14">escolhe qual </text:span><text:span text:style-name="T15">espécie</text:span><text:span text:style-name="T14"> ele deseja editar as informações ou simplesmente excluir. </text:span></text:p>
      <text:list xml:id="list34722871" text:continue-list="list34735424" text:style-name="L3">
        <text:list-header>
          <text:p text:style-name="P141"/>
        </text:list-header>
      </text:list>
      <text:p text:style-name="P51"><text:tab/></text:p>
      <text:list xml:id="list33353705" text:style-name="L43">
        <text:list-item>
          <text:p text:style-name="P80">Pré-condições</text:p>
          <text:p text:style-name="P149"/>
        </text:list-item>
      </text:list>
      <text:list xml:id="list33364390" text:style-name="L44">
        <text:list-item>
          <text:p text:style-name="P122"><text:span text:style-name="T7">Abrir</text:span><text:span text:style-name="T6"> conexão com o BD.</text:span></text:p>
        </text:list-item>
        <text:list-item>
          <text:p text:style-name="P122"><text:span text:style-name="T12">Verificar </text:span><text:span text:style-name="T14">o nível de permissão do usuário que está utilizando o programa, </text:span><text:span text:style-name="T15">o #Ator-01 só terá permissão de visualização.</text:span></text:p>
          <text:p text:style-name="P160"/>
        </text:list-item>
      </text:list>
      <text:list xml:id="list33354736" text:style-name="L45">
        <text:list-item>
          <text:p text:style-name="P97">Pós-condições</text:p>
        </text:list-item>
      </text:list>
      <text:p text:style-name="P19"/>
      <text:list xml:id="list33367246" text:style-name="L46">
        <text:list-item>
          <text:p text:style-name="P172">Fechar conexão com o BD.</text:p>
        </text:list-item>
      </text:list>
      <text:p text:style-name="P43"/>
      <text:list xml:id="list33341550" text:style-name="L47">
        <text:list-item>
          <text:p text:style-name="P98">Fluxo básico</text:p>
        </text:list-item>
      </text:list>
      <text:p text:style-name="P19"/>
      <text:list xml:id="list33348240" text:style-name="L48">
        <text:list-item>
          <text:p text:style-name="P185">Verificar as pré-condições.</text:p>
        </text:list-item>
        <text:list-item>
          <text:p text:style-name="P223">O sistema preenche automaticamente os campos, buscando as informações no banco de dados.</text:p>
        </text:list-item>
        <text:list-item>
          <text:p text:style-name="P223">O sistema deve verificar se o usuário fez algum tipo de alteração.</text:p>
        </text:list-item>
        <text:list-item>
          <text:p text:style-name="P217">O sistema valida os campos.</text:p>
        </text:list-item>
        <text:list-item>
          <text:p text:style-name="P173"><text:span text:style-name="T52">O sistema insere os dados </text:span><text:span text:style-name="T55">alterados</text:span><text:span text:style-name="T52"> pelo usuário no banco de dados.</text:span></text:p>
        </text:list-item>
      </text:list>
      <text:p text:style-name="P209"/>
      <text:list xml:id="list33365528" text:style-name="L49">
        <text:list-item>
          <text:p text:style-name="P112">Fluxos Alternativos</text:p>
        </text:list-item>
      </text:list>
      <text:p text:style-name="P27"/>
      <text:list xml:id="list33346288" text:style-name="L50">
        <text:list-item>
          <text:p text:style-name="P224">Se o usuário tentar fechar a janela antes de completar a operação, o sistema deve verificar se alguma alteração foi cometida, se não somente fecha a janela, se sim vai para o fluxo básico 4 ou o fechamento da tela é cancelado, se o usuário assim <text:soft-page-break/>desejar.</text:p>
        </text:list-item>
      </text:list>
      <text:p text:style-name="P222"/>
      <text:p text:style-name="P127"><text:span text:style-name="T80">Requisitos Funcionais atendidos: RF.08</text:span></text:p>
      <text:p text:style-name="P222"/>
      <text:p text:style-name="P35"><text:span text:style-name="T51">UC.0</text:span><text:span text:style-name="T57">7</text:span><text:span text:style-name="T51"> -</text:span><text:span text:style-name="T44">Descrição:</text:span><text:span text:style-name="T5"> </text:span><text:span text:style-name="T12">o usuário </text:span><text:span text:style-name="T14">escolhe qual </text:span><text:span text:style-name="T16">Recinto</text:span><text:span text:style-name="T14"> ele deseja editar as informações ou </text:span><text:span text:style-name="T16">desativar</text:span><text:span text:style-name="T14">. </text:span></text:p>
      <text:list xml:id="list34735741" text:continue-list="list34722871" text:style-name="L3">
        <text:list-header>
          <text:p text:style-name="P142"/>
        </text:list-header>
      </text:list>
      <text:p text:style-name="P52"><text:tab/></text:p>
      <text:list xml:id="list33347214" text:style-name="L51">
        <text:list-item>
          <text:p text:style-name="P81">Pré-condições</text:p>
          <text:p text:style-name="P150"/>
        </text:list-item>
      </text:list>
      <text:list xml:id="list33342447" text:style-name="L52">
        <text:list-item>
          <text:p text:style-name="P123"><text:span text:style-name="T7">Abrir</text:span><text:span text:style-name="T6"> conexão com o BD.</text:span></text:p>
        </text:list-item>
        <text:list-item>
          <text:p text:style-name="P123"><text:span text:style-name="T12">Verificar </text:span><text:span text:style-name="T14">o nível de permissão do usuário que está utilizando o programa, </text:span><text:span text:style-name="T15">o #Ator-01 só terá permissão de visualização.</text:span></text:p>
          <text:p text:style-name="P161"/>
        </text:list-item>
      </text:list>
      <text:list xml:id="list33339162" text:style-name="L53">
        <text:list-item>
          <text:p text:style-name="P99">Pós-condições</text:p>
        </text:list-item>
      </text:list>
      <text:p text:style-name="P20"/>
      <text:list xml:id="list33357811" text:style-name="L54">
        <text:list-item>
          <text:p text:style-name="P174">Fechar conexão com o BD.</text:p>
        </text:list-item>
      </text:list>
      <text:p text:style-name="P44"/>
      <text:list xml:id="list33358283" text:style-name="L55">
        <text:list-item>
          <text:p text:style-name="P100">Fluxo básico</text:p>
        </text:list-item>
      </text:list>
      <text:p text:style-name="P20"/>
      <text:list xml:id="list33348813" text:style-name="L56">
        <text:list-item>
          <text:p text:style-name="P186">Verificar as pré-condições.</text:p>
        </text:list-item>
        <text:list-item>
          <text:p text:style-name="P225">O sistema preenche automaticamente os campos, buscando as informações no banco de dados.</text:p>
        </text:list-item>
        <text:list-item>
          <text:p text:style-name="P225">O sistema deve verificar se o usuário fez algum tipo de alteração.</text:p>
        </text:list-item>
        <text:list-item>
          <text:p text:style-name="P218">O sistema valida os campos.</text:p>
        </text:list-item>
        <text:list-item>
          <text:p text:style-name="P175"><text:span text:style-name="T52">O sistema insere os dados </text:span><text:span text:style-name="T55">alterados</text:span><text:span text:style-name="T52"> pelo usuário no banco de dados.</text:span></text:p>
        </text:list-item>
      </text:list>
      <text:p text:style-name="P210"/>
      <text:list xml:id="list33360151" text:style-name="L57">
        <text:list-item>
          <text:p text:style-name="P113">Fluxos Alternativos</text:p>
        </text:list-item>
      </text:list>
      <text:p text:style-name="P28"/>
      <text:list xml:id="list33353599" text:style-name="L58">
        <text:list-item>
          <text:p text:style-name="P226">Se o usuário tentar fechar a janela antes de completar a operação, o sistema deve verificar se alguma alteração foi cometida, se não somente fecha a janela, se sim vai para o fluxo básico 4 ou o fechamento da tela é cancelado, se o usuário assim desejar.</text:p>
        </text:list-item>
      </text:list>
      <text:p text:style-name="P227"/>
      <text:p text:style-name="P127"><text:span text:style-name="T80">Requisitos Funcionais atendidos: RF.09</text:span></text:p>
      <text:p text:style-name="P227"/>
      <text:p text:style-name="P36"><text:span text:style-name="T51">UC.0</text:span><text:span text:style-name="T59">8</text:span><text:span text:style-name="T51"> -</text:span><text:span text:style-name="T44">Descrição:</text:span><text:span text:style-name="T5"> </text:span><text:span text:style-name="T12">o</text:span><text:span text:style-name="T18"> #Ator-02 seleciona qual funcionário ele deseja desativar ou ver as informações permitidas, ninguém a não ser o próprio funcionário terá acesso as informações confidencias como CPF, e-mail e senha. </text:span></text:p>
      <text:list xml:id="list34744833" text:continue-list="list34735741" text:style-name="L3">
        <text:list-header>
          <text:p text:style-name="P143"/>
        </text:list-header>
      </text:list>
      <text:p text:style-name="P53"><text:tab/></text:p>
      <text:list xml:id="list33345774" text:style-name="L59">
        <text:list-item>
          <text:p text:style-name="P82">Pré-condições</text:p>
          <text:p text:style-name="P151"/>
        </text:list-item>
      </text:list>
      <text:list xml:id="list33336156" text:style-name="L60">
        <text:list-item>
          <text:p text:style-name="P124"><text:span text:style-name="T7">Abrir</text:span><text:span text:style-name="T6"> conexão com o BD.</text:span></text:p>
        </text:list-item>
        <text:list-item>
          <text:p text:style-name="P124"><text:span text:style-name="T12">Verificar </text:span><text:span text:style-name="T14">o nível de permissão do usuário que está utilizando o programa, </text:span><text:span text:style-name="T18">somente </text:span><text:span text:style-name="T15">o #Ator-0</text:span><text:span text:style-name="T18">2</text:span><text:span text:style-name="T15"> terá permissão </text:span><text:span text:style-name="T18">acesso a essa tela.</text:span></text:p>
          <text:p text:style-name="P162"/>
        </text:list-item>
      </text:list>
      <text:list xml:id="list33335766" text:style-name="L61">
        <text:list-item>
          <text:p text:style-name="P101">Pós-condições</text:p>
        </text:list-item>
      </text:list>
      <text:p text:style-name="P21"/>
      <text:list xml:id="list33367892" text:style-name="L62">
        <text:list-item>
          <text:p text:style-name="P176">Fechar conexão com o BD.</text:p>
        </text:list-item>
      </text:list>
      <text:p text:style-name="P45"/>
      <text:list xml:id="list33365395" text:style-name="L63">
        <text:list-item>
          <text:p text:style-name="P102">Fluxo básico</text:p>
        </text:list-item>
      </text:list>
      <text:p text:style-name="P21"/>
      <text:list xml:id="list33366619" text:style-name="L64">
        <text:list-item>
          <text:p text:style-name="P187"><text:soft-page-break/>Verificar as pré-condições.</text:p>
        </text:list-item>
        <text:list-item>
          <text:p text:style-name="P228">O sistema preenche automaticamente os campos, buscando as informações no banco de dados.</text:p>
        </text:list-item>
        <text:list-item>
          <text:p text:style-name="P228">O sistema deve verificar se o usuário fez algum tipo de alteração.</text:p>
        </text:list-item>
        <text:list-item>
          <text:p text:style-name="P219">O sistema valida os campos.</text:p>
        </text:list-item>
        <text:list-item>
          <text:p text:style-name="P177"><text:span text:style-name="T52">O sistema insere os dados </text:span><text:span text:style-name="T55">alterados</text:span><text:span text:style-name="T52"> pelo usuário no banco de dados.</text:span></text:p>
        </text:list-item>
      </text:list>
      <text:p text:style-name="P211"/>
      <text:list xml:id="list33358438" text:style-name="L65">
        <text:list-item>
          <text:p text:style-name="P114">Fluxos Alternativos</text:p>
        </text:list-item>
      </text:list>
      <text:p text:style-name="P29"/>
      <text:list xml:id="list33351761" text:style-name="L66">
        <text:list-item>
          <text:p text:style-name="P191"><text:span text:style-name="T55">Se o usuário tentar fechar a janela antes de completar a operação, o sistema deve </text:span><text:span text:style-name="T55">verificar se alguma alteração foi cometida, se não somente fecha a janela, se sim vai para o fluxo básico 4 ou o fechamento da tela é cancelado, se o usuário assim desejar.</text:span></text:p>
        </text:list-item>
      </text:list>
      <text:p text:style-name="P118"/>
      <text:p text:style-name="P127"><text:span text:style-name="T80">Requisitos Funcionais atendidos: RF.10</text:span></text:p>
      <text:p text:style-name="P118"/>
      <text:p text:style-name="P35"><text:span text:style-name="T51">UC.0</text:span><text:span text:style-name="T59">9</text:span><text:span text:style-name="T51"> -</text:span><text:span text:style-name="T44">Descrição:</text:span><text:span text:style-name="T5"> </text:span><text:span text:style-name="T12">o usuário </text:span><text:span text:style-name="T17">pode buscar quais animais, espécies, recintos e funcionários estão cadastrados no sistema, sendo somente possível a visualização das informações do funcionário para o #Ator-02.</text:span></text:p>
      <text:list xml:id="list34736529" text:continue-list="list34744833" text:style-name="L3">
        <text:list-header>
          <text:p text:style-name="P142"/>
        </text:list-header>
      </text:list>
      <text:p text:style-name="P52"><text:tab/></text:p>
      <text:list xml:id="list33353959" text:style-name="L67">
        <text:list-item>
          <text:p text:style-name="P83">Pré-condições</text:p>
          <text:p text:style-name="P152"/>
        </text:list-item>
      </text:list>
      <text:list xml:id="list33358544" text:style-name="L68">
        <text:list-item>
          <text:p text:style-name="P125"><text:span text:style-name="T7">Abrir</text:span><text:span text:style-name="T6"> conexão com o BD.</text:span></text:p>
        </text:list-item>
        <text:list-item>
          <text:p text:style-name="P125"><text:span text:style-name="T12">Verificar </text:span><text:span text:style-name="T14">o nível de permissão do usuário que está utilizando o programa, </text:span><text:span text:style-name="T16">somente o #Ator-02 terá acesso </text:span><text:span text:style-name="T17">aos funcionários.</text:span></text:p>
          <text:p text:style-name="P163"/>
        </text:list-item>
      </text:list>
      <text:list xml:id="list33356294" text:style-name="L69">
        <text:list-item>
          <text:p text:style-name="P103">Pós-condições</text:p>
        </text:list-item>
      </text:list>
      <text:p text:style-name="P20"/>
      <text:list xml:id="list33340880" text:style-name="L70">
        <text:list-item>
          <text:p text:style-name="P178">Fechar conexão com o BD.</text:p>
        </text:list-item>
      </text:list>
      <text:p text:style-name="P44"/>
      <text:list xml:id="list33367473" text:style-name="L71">
        <text:list-item>
          <text:p text:style-name="P104">Fluxo básico</text:p>
        </text:list-item>
      </text:list>
      <text:p text:style-name="P20"/>
      <text:list xml:id="list33359357" text:style-name="L72">
        <text:list-item>
          <text:p text:style-name="P188">Verificar as pré-condições.</text:p>
        </text:list-item>
        <text:list-item>
          <text:p text:style-name="P229">O sistema preenche automaticamente os campos, buscando as informações no banco de dados.</text:p>
        </text:list-item>
        <text:list-item>
          <text:p text:style-name="P231">O usuário clica no objeto o qual ele deseja ver as informações completas para edição, e é levado para o UC 5, 6, 7 ou 8, dependendo do que ele selecionou.</text:p>
        </text:list-item>
      </text:list>
      <text:p text:style-name="P210"/>
      <text:list xml:id="list33343554" text:style-name="L73">
        <text:list-item>
          <text:p text:style-name="P115">Fluxos Alternativos</text:p>
        </text:list-item>
      </text:list>
      <text:p text:style-name="P28"/>
      <text:p text:style-name="P57"><text:span text:style-name="T55"><text:tab/><text:tab/></text:span><text:span text:style-name="T59">Nada consta.</text:span></text:p>
      <text:p text:style-name="P232"/>
      <text:p text:style-name="P127"><text:span text:style-name="T80">Requisitos Funcionais atendido: nada consta.</text:span></text:p>
      <text:p text:style-name="P232"/>
      <text:p text:style-name="P37"><text:span text:style-name="T51">UC.</text:span><text:span text:style-name="T61">10</text:span><text:span text:style-name="T51"> -</text:span><text:span text:style-name="T44">Descrição:</text:span><text:span text:style-name="T5"> </text:span><text:span text:style-name="T19">o #Ator-02 pode solicitar relatórios do tipo: quantos animais estão cadastrados no parque, quantas espécies, quais as últimas alterações feitas e por quem … etc. </text:span></text:p>
      <text:list xml:id="list34726365" text:continue-list="list34736529" text:style-name="L3">
        <text:list-header>
          <text:p text:style-name="P144"/>
        </text:list-header>
      </text:list>
      <text:p text:style-name="P54"><text:tab/></text:p>
      <text:list xml:id="list33363766" text:style-name="L74">
        <text:list-item>
          <text:p text:style-name="P84">Pré-condições</text:p>
          <text:p text:style-name="P153"/>
        </text:list-item>
      </text:list>
      <text:list xml:id="list33352592" text:style-name="L75">
        <text:list-item>
          <text:p text:style-name="P126"><text:span text:style-name="T7">Abrir</text:span><text:span text:style-name="T6"> conexão com o BD.</text:span></text:p>
        </text:list-item>
        <text:list-item>
          <text:p text:style-name="P126"><text:soft-page-break/><text:span text:style-name="T12">Verificar </text:span><text:span text:style-name="T14">o nível de permissão do usuário que está utilizando o programa, </text:span><text:span text:style-name="T16">somente o #Ator-02 terá acesso </text:span><text:span text:style-name="T17">aos </text:span><text:span text:style-name="T19">relatórios.</text:span></text:p>
          <text:p text:style-name="P164"/>
        </text:list-item>
      </text:list>
      <text:list xml:id="list33350543" text:style-name="L76">
        <text:list-item>
          <text:p text:style-name="P105">Pós-condições</text:p>
        </text:list-item>
      </text:list>
      <text:p text:style-name="P22"/>
      <text:list xml:id="list33337950" text:style-name="L77">
        <text:list-item>
          <text:p text:style-name="P179">Fechar conexão com o BD.</text:p>
        </text:list-item>
      </text:list>
      <text:p text:style-name="P46"/>
      <text:list xml:id="list33365959" text:style-name="L78">
        <text:list-item>
          <text:p text:style-name="P106">Fluxo básico</text:p>
        </text:list-item>
      </text:list>
      <text:p text:style-name="P22"/>
      <text:list xml:id="list33361795" text:style-name="L79">
        <text:list-item>
          <text:p text:style-name="P189">Verificar as pré-condições.</text:p>
        </text:list-item>
        <text:list-item>
          <text:p text:style-name="P234">O usuário define o tipo de relatório e quais informações ele deseja obter.</text:p>
        </text:list-item>
        <text:list-item>
          <text:p text:style-name="P234">O usuário tem a possibilidade de solicitar a criação de um arquivo texto a partir do relatório.</text:p>
        </text:list-item>
      </text:list>
      <text:p text:style-name="P212"/>
      <text:list xml:id="list33359895" text:style-name="L80">
        <text:list-item>
          <text:p text:style-name="P116">Fluxos Alternativos</text:p>
        </text:list-item>
      </text:list>
      <text:p text:style-name="P30"/>
      <text:p text:style-name="P58"><text:span text:style-name="T55"><text:tab/><text:tab/></text:span><text:span text:style-name="T59">Nada consta.</text:span></text:p>
      <text:p text:style-name="P233"/>
      <text:p text:style-name="P127"><text:span text:style-name="T80">Requisitos Funcionais atendidos: RF.12</text:span></text:p>
      <text:p text:style-name="P232"/>
      <text:p text:style-name="P232"/>
      <text:p text:style-name="P227"/>
      <text:p text:style-name="P227"/>
      <text:p text:style-name="P230"/>
      <text:p text:style-name="P230"/>
      <text:p text:style-name="P227"/>
      <text:p text:style-name="P222"/>
      <text:list xml:id="list34747545" text:continue-list="list33348890" text:style-name="L42">
        <text:list-header>
          <text:p text:style-name="P221"/>
          <text:p text:style-name="P221"/>
          <text:p text:style-name="P221"><text:s text:c="2"/></text:p>
        </text:list-header>
      </text:list>
      <text:list xml:id="list34744432" text:continue-list="list33340982" text:style-name="L34">
        <text:list-header>
          <text:p text:style-name="P199"/>
        </text:list-header>
      </text:list>
      <text:list xml:id="list34753752" text:continue-list="list33359963" text:style-name="L17">
        <text:list-header>
          <text:p text:style-name="P235"/>
        </text:list-header>
      </text:list>
      <text:list xml:id="list34722818" text:continue-list="list33343793" text:style-name="L11">
        <text:list-header>
          <text:p text:style-name="P192"/>
        </text:list-header>
      </text:list>
      <text:p text:style-name="P56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4:45:33.53</meta:creation-date>
    <dc:date>2014-07-05T14:58:09.57</dc:date>
    <meta:editing-duration>PT6H24M11S</meta:editing-duration>
    <meta:editing-cycles>38</meta:editing-cycles>
    <meta:generator>LibreOffice/3.6$Windows_x86 LibreOffice_project/da8c1e6-fd468f4-454e206-f42a4a9-143cfd</meta:generator>
    <meta:document-statistic meta:table-count="0" meta:image-count="0" meta:object-count="0" meta:page-count="11" meta:paragraph-count="248" meta:word-count="2528" meta:character-count="15400" meta:non-whitespace-character-count="13096"/>
  </office:meta>
</office:document-meta>
</file>